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6.76pt"/>
    </style:style>
    <style:style style:name="co2" style:family="table-column">
      <style:table-column-properties fo:break-before="auto" style:column-width="65.79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108.1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5.61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3.44pt"/>
    </style:style>
    <style:style style:name="co9" style:family="table-column">
      <style:table-column-properties fo:break-before="auto" style:column-width="62.65pt"/>
    </style:style>
    <style:style style:name="co10" style:family="table-column">
      <style:table-column-properties fo:break-before="auto" style:column-width="12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nergy_single_9_radius" table:style-name="ta1">
        <table:shapes>
          <draw:frame draw:z-index="0" draw:style-name="gr1" draw:text-style-name="P1" svg:width="869.07pt" svg:height="435.2pt" svg:x="59.3pt" svg:y="22.59pt">
            <draw:object draw:notify-on-update-of-ranges="energy_single_9_radius.A1:energy_single_9_radius.A1 energy_single_9_radius.D2:energy_single_9_radius.D642 energy_single_9_radius.E2:energy_single_9_radius.E642 energy_single_9_radius.A1:energy_single_9_radius.A1 energy_single_9_radius.J2:energy_single_9_radius.J642 energy_single_9_radius.K2:energy_single_9_radius.K6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pr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0.498" calcext:value-type="float">
            <text:p>0.498</text:p>
          </table:table-cell>
          <table:table-cell/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475" calcext:value-type="float">
            <text:p>0.4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7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482" calcext:value-type="float">
            <text:p>0.482</text:p>
          </table:table-cell>
          <table:table-cell/>
          <table:table-cell office:value-type="string" calcext:value-type="string">
            <text:p>1c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o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548" calcext:value-type="float">
            <text:p>0.548</text:p>
          </table:table-cell>
          <table:table-cell/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247" calcext:value-type="float">
            <text:p>0.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1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778" calcext:value-type="float">
            <text:p>0.778</text:p>
          </table:table-cell>
          <table:table-cell/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195" calcext:value-type="float">
            <text:p>0.1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6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709" calcext:value-type="float">
            <text:p>0.709</text:p>
          </table:table-cell>
          <table:table-cell/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483" calcext:value-type="float">
            <text:p>0.4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31" calcext:value-type="float">
            <text:p>0.331</text:p>
          </table:table-cell>
          <table:table-cell/>
          <table:table-cell office:value-type="string" calcext:value-type="string">
            <text:p>1be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0.234" calcext:value-type="float">
            <text:p>0.2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k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string" calcext:value-type="string">
            <text:p>1y7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.408" calcext:value-type="float">
            <text:p>0.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8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734" calcext:value-type="float">
            <text:p>0.734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218" calcext:value-type="float">
            <text:p>0.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o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234" calcext:value-type="float">
            <text:p>0.234</text:p>
          </table:table-cell>
          <table:table-cell/>
          <table:table-cell office:value-type="string" calcext:value-type="string">
            <text:p>1k8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281" calcext:value-type="float">
            <text:p>0.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z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.034" calcext:value-type="float">
            <text:p>1.034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08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3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527" calcext:value-type="float">
            <text:p>0.527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237" calcext:value-type="float">
            <text:p>0.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9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508" calcext:value-type="float">
            <text:p>0.508</text:p>
          </table:table-cell>
          <table:table-cell/>
          <table:table-cell office:value-type="string" calcext:value-type="string">
            <text:p>1fg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237" calcext:value-type="float">
            <text:p>0.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m0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691" calcext:value-type="float">
            <text:p>0.691</text:p>
          </table:table-cell>
          <table:table-cell/>
          <table:table-cell office:value-type="string" calcext:value-type="string">
            <text:p>1pc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.245" calcext:value-type="float">
            <text:p>0.2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1j1z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0.456" calcext:value-type="float">
            <text:p>0.4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8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678" calcext:value-type="float">
            <text:p>0.678</text:p>
          </table:table-cell>
          <table:table-cell/>
          <table:table-cell office:value-type="string" calcext:value-type="string">
            <text:p>1a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091" calcext:value-type="float">
            <text:p>0.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r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905" calcext:value-type="float">
            <text:p>0.905</text:p>
          </table:table-cell>
          <table:table-cell/>
          <table:table-cell office:value-type="string" calcext:value-type="string">
            <text:p>1ac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358" calcext:value-type="float">
            <text:p>0.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o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744" calcext:value-type="float">
            <text:p>0.744</text:p>
          </table:table-cell>
          <table:table-cell/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112" calcext:value-type="float">
            <text:p>0.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v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635" calcext:value-type="float">
            <text:p>0.635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499" calcext:value-type="float">
            <text:p>0.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395" calcext:value-type="float">
            <text:p>0.395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141" calcext:value-type="float">
            <text:p>0.1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.755" calcext:value-type="float">
            <text:p>0.755</text:p>
          </table:table-cell>
          <table:table-cell/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172" calcext:value-type="float">
            <text:p>0.1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5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523" calcext:value-type="float">
            <text:p>0.523</text:p>
          </table:table-cell>
          <table:table-cell/>
          <table:table-cell office:value-type="string" calcext:value-type="string">
            <text:p>1f02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74" calcext:value-type="float">
            <text:p>0.1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1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string" calcext:value-type="string">
            <text:p>1a6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205" calcext:value-type="float">
            <text:p>0.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j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919" calcext:value-type="float">
            <text:p>0.919</text:p>
          </table:table-cell>
          <table:table-cell/>
          <table:table-cell office:value-type="string" calcext:value-type="string">
            <text:p>1a1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345" calcext:value-type="float">
            <text:p>0.3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7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583" calcext:value-type="float">
            <text:p>0.583</text:p>
          </table:table-cell>
          <table:table-cell/>
          <table:table-cell office:value-type="string" calcext:value-type="string">
            <text:p>1bcc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071" calcext:value-type="float">
            <text:p>0.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a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1tt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5" calcext:value-type="float">
            <text:p>435</text:p>
          </table:table-cell>
          <table:table-cell office:value-type="float" office:value="0.184" calcext:value-type="float">
            <text:p>0.1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ss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.083" calcext:value-type="float">
            <text:p>1.083</text:p>
          </table:table-cell>
          <table:table-cell/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413" calcext:value-type="float">
            <text:p>0.4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string" calcext:value-type="string">
            <text:p>1h8e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0.293" calcext:value-type="float">
            <text:p>0.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8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715" calcext:value-type="float">
            <text:p>0.715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257" calcext:value-type="float">
            <text:p>0.2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gm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1n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314" calcext:value-type="float">
            <text:p>0.3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string" calcext:value-type="string">
            <text:p>1d5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0.444" calcext:value-type="float">
            <text:p>0.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jn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352" calcext:value-type="float">
            <text:p>0.352</text:p>
          </table:table-cell>
          <table:table-cell/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23" calcext:value-type="float">
            <text:p>0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w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816" calcext:value-type="float">
            <text:p>0.816</text:p>
          </table:table-cell>
          <table:table-cell/>
          <table:table-cell office:value-type="string" calcext:value-type="string">
            <text:p>1dd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195" calcext:value-type="float">
            <text:p>0.1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string" calcext:value-type="string">
            <text:p>1qz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7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401" calcext:value-type="float">
            <text:p>0.401</text:p>
          </table:table-cell>
          <table:table-cell/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293" calcext:value-type="float">
            <text:p>0.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q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885" calcext:value-type="float">
            <text:p>0.885</text:p>
          </table:table-cell>
          <table:table-cell/>
          <table:table-cell office:value-type="string" calcext:value-type="string">
            <text:p>1gz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328" calcext:value-type="float">
            <text:p>0.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x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0.65" calcext:value-type="float">
            <text:p>0.65</text:p>
          </table:table-cell>
          <table:table-cell/>
          <table:table-cell table:style-name="ce3" office:value-type="string" calcext:value-type="string">
            <text:p>1e79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0.298" calcext:value-type="float">
            <text:p>0.2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772" calcext:value-type="float">
            <text:p>0.772</text:p>
          </table:table-cell>
          <table:table-cell/>
          <table:table-cell office:value-type="string" calcext:value-type="string">
            <text:p>1y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259" calcext:value-type="float">
            <text:p>0.2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p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string" calcext:value-type="string">
            <text:p>1c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.079" calcext:value-type="float">
            <text:p>0.0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8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224" calcext:value-type="float">
            <text:p>0.224</text:p>
          </table:table-cell>
          <table:table-cell/>
          <table:table-cell office:value-type="string" calcext:value-type="string">
            <text:p>3bw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117" calcext:value-type="float">
            <text:p>0.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586" calcext:value-type="float">
            <text:p>0.586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377" calcext:value-type="float">
            <text:p>0.3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hi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372" calcext:value-type="float">
            <text:p>0.372</text:p>
          </table:table-cell>
          <table:table-cell/>
          <table:table-cell office:value-type="string" calcext:value-type="string">
            <text:p>1a8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178" calcext:value-type="float">
            <text:p>0.1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5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811" calcext:value-type="float">
            <text:p>0.811</text:p>
          </table:table-cell>
          <table:table-cell/>
          <table:table-cell office:value-type="string" calcext:value-type="string">
            <text:p>2hr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075" calcext:value-type="float">
            <text:p>0.0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477" calcext:value-type="float">
            <text:p>0.477</text:p>
          </table:table-cell>
          <table:table-cell/>
          <table:table-cell office:value-type="string" calcext:value-type="string">
            <text:p>1a4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243" calcext:value-type="float">
            <text:p>0.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636" calcext:value-type="float">
            <text:p>0.636</text:p>
          </table:table-cell>
          <table:table-cell/>
          <table:table-cell office:value-type="string" calcext:value-type="string">
            <text:p>1vq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117" calcext:value-type="float">
            <text:p>0.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i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721" calcext:value-type="float">
            <text:p>0.721</text:p>
          </table:table-cell>
          <table:table-cell/>
          <table:table-cell office:value-type="string" calcext:value-type="string">
            <text:p>1cj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0.526" calcext:value-type="float">
            <text:p>0.5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t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767" calcext:value-type="float">
            <text:p>0.767</text:p>
          </table:table-cell>
          <table:table-cell/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457" calcext:value-type="float">
            <text:p>0.4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n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674" calcext:value-type="float">
            <text:p>0.674</text:p>
          </table:table-cell>
          <table:table-cell/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o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.411" calcext:value-type="float">
            <text:p>1.411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301" calcext:value-type="float">
            <text:p>0.3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n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406" calcext:value-type="float">
            <text:p>0.406</text:p>
          </table:table-cell>
          <table:table-cell/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137" calcext:value-type="float">
            <text:p>0.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3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902" calcext:value-type="float">
            <text:p>0.902</text:p>
          </table:table-cell>
          <table:table-cell/>
          <table:table-cell office:value-type="string" calcext:value-type="string">
            <text:p>2fb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265" calcext:value-type="float">
            <text:p>0.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o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615" calcext:value-type="float">
            <text:p>0.615</text:p>
          </table:table-cell>
          <table:table-cell/>
          <table:table-cell office:value-type="string" calcext:value-type="string">
            <text:p>1bs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 office:value-type="float" office:value="0.269" calcext:value-type="float">
            <text:p>0.2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d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676" calcext:value-type="float">
            <text:p>0.676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149" calcext:value-type="float">
            <text:p>0.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j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0.517" calcext:value-type="float">
            <text:p>0.517</text:p>
          </table:table-cell>
          <table:table-cell/>
          <table:table-cell office:value-type="string" calcext:value-type="string">
            <text:p>1m6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 office:value-type="float" office:value="0.113" calcext:value-type="float">
            <text:p>0.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d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895" calcext:value-type="float">
            <text:p>0.895</text:p>
          </table:table-cell>
          <table:table-cell/>
          <table:table-cell office:value-type="string" calcext:value-type="string">
            <text:p>1q5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113" calcext:value-type="float">
            <text:p>0.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3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654" calcext:value-type="float">
            <text:p>0.654</text:p>
          </table:table-cell>
          <table:table-cell/>
          <table:table-cell table:style-name="ce3" office:value-type="string" calcext:value-type="string">
            <text:p>1e1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.403" calcext:value-type="float">
            <text:p>0.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539" calcext:value-type="float">
            <text:p>0.539</text:p>
          </table:table-cell>
          <table:table-cell/>
          <table:table-cell office:value-type="string" calcext:value-type="string">
            <text:p>1bi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0.442" calcext:value-type="float">
            <text:p>0.4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s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382" calcext:value-type="float">
            <text:p>0.382</text:p>
          </table:table-cell>
          <table:table-cell/>
          <table:table-cell office:value-type="string" calcext:value-type="string">
            <text:p>1jq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238" calcext:value-type="float">
            <text:p>0.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t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string" calcext:value-type="string">
            <text:p>1hc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 office:value-type="float" office:value="0.371" calcext:value-type="float">
            <text:p>0.3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w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579" calcext:value-type="float">
            <text:p>0.579</text:p>
          </table:table-cell>
          <table:table-cell/>
          <table:table-cell office:value-type="string" calcext:value-type="string">
            <text:p>1e5u </text:p>
          </table:table-cell>
          <table:table-cell office:value-type="string" calcext:value-type="string">
            <text:p><text:s/>I 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0.251" calcext:value-type="float">
            <text:p>0.2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2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string" calcext:value-type="string">
            <text:p>1a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0.353" calcext:value-type="float">
            <text:p>0.3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98" calcext:value-type="float">
            <text:p>0.3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761" calcext:value-type="float">
            <text:p>0.761</text:p>
          </table:table-cell>
          <table:table-cell/>
          <table:table-cell office:value-type="string" calcext:value-type="string">
            <text:p>3bzc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151" calcext:value-type="float">
            <text:p>0.1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y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658" calcext:value-type="float">
            <text:p>0.658</text:p>
          </table:table-cell>
          <table:table-cell/>
          <table:table-cell office:value-type="string" calcext:value-type="string">
            <text:p>1k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075" calcext:value-type="float">
            <text:p>0.0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h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.436" calcext:value-type="float">
            <text:p>0.436</text:p>
          </table:table-cell>
          <table:table-cell/>
          <table:table-cell office:value-type="string" calcext:value-type="string">
            <text:p>1fw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0.147" calcext:value-type="float">
            <text:p>0.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0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906" calcext:value-type="float">
            <text:p>0.906</text:p>
          </table:table-cell>
          <table:table-cell/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141" calcext:value-type="float">
            <text:p>0.1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m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327" calcext:value-type="float">
            <text:p>0.327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293" calcext:value-type="float">
            <text:p>0.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a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.505" calcext:value-type="float">
            <text:p>0.505</text:p>
          </table:table-cell>
          <table:table-cell/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222" calcext:value-type="float">
            <text:p>0.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1br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503" calcext:value-type="float">
            <text:p>0.5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0.479" calcext:value-type="float">
            <text:p>0.479</text:p>
          </table:table-cell>
          <table:table-cell/>
          <table:table-cell office:value-type="string" calcext:value-type="string">
            <text:p>1fy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0.063" calcext:value-type="float">
            <text:p>0.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r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867" calcext:value-type="float">
            <text:p>0.867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293" calcext:value-type="float">
            <text:p>0.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m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587" calcext:value-type="float">
            <text:p>0.587</text:p>
          </table:table-cell>
          <table:table-cell/>
          <table:table-cell office:value-type="string" calcext:value-type="string">
            <text:p>1a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0.449" calcext:value-type="float">
            <text:p>0.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z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579" calcext:value-type="float">
            <text:p>0.579</text:p>
          </table:table-cell>
          <table:table-cell/>
          <table:table-cell office:value-type="string" calcext:value-type="string">
            <text:p>1ubd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0.114" calcext:value-type="float">
            <text:p>0.1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669" calcext:value-type="float">
            <text:p>0.669</text:p>
          </table:table-cell>
          <table:table-cell/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455" calcext:value-type="float">
            <text:p>0.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x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717" calcext:value-type="float">
            <text:p>0.717</text:p>
          </table:table-cell>
          <table:table-cell/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481" calcext:value-type="float">
            <text:p>0.4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l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579" calcext:value-type="float">
            <text:p>0.579</text:p>
          </table:table-cell>
          <table:table-cell/>
          <table:table-cell office:value-type="string" calcext:value-type="string">
            <text:p>1a8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0.455" calcext:value-type="float">
            <text:p>0.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203" calcext:value-type="float">
            <text:p>0.2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ro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1ny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028" calcext:value-type="float">
            <text:p>0.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w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937" calcext:value-type="float">
            <text:p>0.937</text:p>
          </table:table-cell>
          <table:table-cell/>
          <table:table-cell office:value-type="string" calcext:value-type="string">
            <text:p>1tg7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325" calcext:value-type="float">
            <text:p>0.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9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53" calcext:value-type="float">
            <text:p>0.653</text:p>
          </table:table-cell>
          <table:table-cell/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556" calcext:value-type="float">
            <text:p>0.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u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553" calcext:value-type="float">
            <text:p>0.553</text:p>
          </table:table-cell>
          <table:table-cell/>
          <table:table-cell office:value-type="string" calcext:value-type="string">
            <text:p>1a6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375" calcext:value-type="float">
            <text:p>0.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string" calcext:value-type="string">
            <text:p>1pg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0.35" calcext:value-type="float">
            <text:p>0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k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451" calcext:value-type="float">
            <text:p>0.4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u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57" calcext:value-type="float">
            <text:p>0.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565" calcext:value-type="float">
            <text:p>0.565</text:p>
          </table:table-cell>
          <table:table-cell/>
          <table:table-cell office:value-type="string" calcext:value-type="string">
            <text:p>1o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0.402" calcext:value-type="float">
            <text:p>0.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0.524" calcext:value-type="float">
            <text:p>0.524</text:p>
          </table:table-cell>
          <table:table-cell/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512" calcext:value-type="float">
            <text:p>0.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j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1ca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0.37" calcext:value-type="float">
            <text:p>0.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939" calcext:value-type="float">
            <text:p>0.939</text:p>
          </table:table-cell>
          <table:table-cell/>
          <table:table-cell office:value-type="string" calcext:value-type="string">
            <text:p>1cj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417" calcext:value-type="float">
            <text:p>0.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3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658" calcext:value-type="float">
            <text:p>0.658</text:p>
          </table:table-cell>
          <table:table-cell/>
          <table:table-cell office:value-type="string" calcext:value-type="string">
            <text:p>1ej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146" calcext:value-type="float">
            <text:p>0.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nw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282" calcext:value-type="float">
            <text:p>0.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e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889" calcext:value-type="float">
            <text:p>0.889</text:p>
          </table:table-cell>
          <table:table-cell/>
          <table:table-cell office:value-type="string" calcext:value-type="string">
            <text:p>1c4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float" office:value="0.282" calcext:value-type="float">
            <text:p>0.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325" calcext:value-type="float">
            <text:p>1.325</text:p>
          </table:table-cell>
          <table:table-cell/>
          <table:table-cell office:value-type="string" calcext:value-type="string">
            <text:p>1jr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0.324" calcext:value-type="float">
            <text:p>0.3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5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672" calcext:value-type="float">
            <text:p>0.672</text:p>
          </table:table-cell>
          <table:table-cell/>
          <table:table-cell office:value-type="string" calcext:value-type="string">
            <text:p>1b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0.211" calcext:value-type="float">
            <text:p>0.2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i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596" calcext:value-type="float">
            <text:p>0.596</text:p>
          </table:table-cell>
          <table:table-cell/>
          <table:table-cell office:value-type="string" calcext:value-type="string">
            <text:p>1d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464" calcext:value-type="float">
            <text:p>0.4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74" calcext:value-type="float">
            <text:p>0.274</text:p>
          </table:table-cell>
          <table:table-cell/>
          <table:table-cell office:value-type="string" calcext:value-type="string">
            <text:p>1ao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float" office:value="0.323" calcext:value-type="float">
            <text:p>0.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547" calcext:value-type="float">
            <text:p>0.547</text:p>
          </table:table-cell>
          <table:table-cell/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85" calcext:value-type="float">
            <text:p>0.1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598" calcext:value-type="float">
            <text:p>0.598</text:p>
          </table:table-cell>
          <table:table-cell/>
          <table:table-cell office:value-type="string" calcext:value-type="string">
            <text:p>1eu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0.211" calcext:value-type="float">
            <text:p>0.2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1e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string" calcext:value-type="string">
            <text:p>2ev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287" calcext:value-type="float">
            <text:p>0.2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6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362" calcext:value-type="float">
            <text:p>0.362</text:p>
          </table:table-cell>
          <table:table-cell/>
          <table:table-cell office:value-type="string" calcext:value-type="string">
            <text:p>1dl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0.365" calcext:value-type="float">
            <text:p>0.3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614" calcext:value-type="float">
            <text:p>0.614</text:p>
          </table:table-cell>
          <table:table-cell/>
          <table:table-cell office:value-type="string" calcext:value-type="string">
            <text:p>1nh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0.208" calcext:value-type="float">
            <text:p>0.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1i3q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263" calcext:value-type="float">
            <text:p>0.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u3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609" calcext:value-type="float">
            <text:p>0.609</text:p>
          </table:table-cell>
          <table:table-cell/>
          <table:table-cell office:value-type="string" calcext:value-type="string">
            <text:p>1g6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581" calcext:value-type="float">
            <text:p>0.5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h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a3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583" calcext:value-type="float">
            <text:p>0.5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iw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0.497" calcext:value-type="float">
            <text:p>0.497</text:p>
          </table:table-cell>
          <table:table-cell/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88" calcext:value-type="float">
            <text:p>0.0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n1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76" calcext:value-type="float">
            <text:p>0.0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r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537" calcext:value-type="float">
            <text:p>0.537</text:p>
          </table:table-cell>
          <table:table-cell/>
          <table:table-cell office:value-type="string" calcext:value-type="string">
            <text:p>1d1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136" calcext:value-type="float">
            <text:p>0.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h </text:p>
          </table:table-cell>
          <table:table-cell office:value-type="string" calcext:value-type="string">
            <text:p><text:s/>W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63" calcext:value-type="float">
            <text:p>0.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v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841" calcext:value-type="float">
            <text:p>0.841</text:p>
          </table:table-cell>
          <table:table-cell/>
          <table:table-cell office:value-type="string" calcext:value-type="string">
            <text:p>2oce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float" office:value="0.121" calcext:value-type="float">
            <text:p>0.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1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222" calcext:value-type="float">
            <text:p>0.222</text:p>
          </table:table-cell>
          <table:table-cell/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224" calcext:value-type="float">
            <text:p>0.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146" calcext:value-type="float">
            <text:p>0.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5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789" calcext:value-type="float">
            <text:p>0.789</text:p>
          </table:table-cell>
          <table:table-cell/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421" calcext:value-type="float">
            <text:p>0.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967" calcext:value-type="float">
            <text:p>0.967</text:p>
          </table:table-cell>
          <table:table-cell/>
          <table:table-cell office:value-type="string" calcext:value-type="string">
            <text:p>1c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469" calcext:value-type="float">
            <text:p>0.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ka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1j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nq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1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.395" calcext:value-type="float">
            <text:p>0.3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string" calcext:value-type="string">
            <text:p>1a6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0.565" calcext:value-type="float">
            <text:p>0.5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b7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string" calcext:value-type="string">
            <text:p>2gli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0.155" calcext:value-type="float">
            <text:p>0.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3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1b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0.292" calcext:value-type="float">
            <text:p>0.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k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479" calcext:value-type="float">
            <text:p>0.479</text:p>
          </table:table-cell>
          <table:table-cell/>
          <table:table-cell office:value-type="string" calcext:value-type="string">
            <text:p>1ct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0.323" calcext:value-type="float">
            <text:p>0.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8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.422" calcext:value-type="float">
            <text:p>0.422</text:p>
          </table:table-cell>
          <table:table-cell/>
          <table:table-cell office:value-type="string" calcext:value-type="string">
            <text:p>1ml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42" calcext:value-type="float">
            <text:p>0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i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239" calcext:value-type="float">
            <text:p>0.239</text:p>
          </table:table-cell>
          <table:table-cell/>
          <table:table-cell office:value-type="string" calcext:value-type="string">
            <text:p>1cq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0.28" calcext:value-type="float">
            <text:p>0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t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string" calcext:value-type="string">
            <text:p>1dl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0.204" calcext:value-type="float">
            <text:p>0.2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5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649" calcext:value-type="float">
            <text:p>0.649</text:p>
          </table:table-cell>
          <table:table-cell/>
          <table:table-cell office:value-type="string" calcext:value-type="string">
            <text:p>1uf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0.421" calcext:value-type="float">
            <text:p>0.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871" calcext:value-type="float">
            <text:p>0.871</text:p>
          </table:table-cell>
          <table:table-cell/>
          <table:table-cell office:value-type="string" calcext:value-type="string">
            <text:p>1m2o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0.259" calcext:value-type="float">
            <text:p>0.2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593" calcext:value-type="float">
            <text:p>0.593</text:p>
          </table:table-cell>
          <table:table-cell/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436" calcext:value-type="float">
            <text:p>0.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515" calcext:value-type="float">
            <text:p>0.515</text:p>
          </table:table-cell>
          <table:table-cell/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425" calcext:value-type="float">
            <text:p>0.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403" calcext:value-type="float">
            <text:p>0.403</text:p>
          </table:table-cell>
          <table:table-cell/>
          <table:table-cell office:value-type="string" calcext:value-type="string">
            <text:p>1go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  <table:table-cell office:value-type="float" office:value="0.448" calcext:value-type="float">
            <text:p>0.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t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string" calcext:value-type="string">
            <text:p>1cr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0.382" calcext:value-type="float">
            <text:p>0.3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m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165" calcext:value-type="float">
            <text:p>0.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1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527" calcext:value-type="float">
            <text:p>0.527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476" calcext:value-type="float">
            <text:p>0.4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h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121" calcext:value-type="float">
            <text:p>0.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n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681" calcext:value-type="float">
            <text:p>0.681</text:p>
          </table:table-cell>
          <table:table-cell/>
          <table:table-cell office:value-type="string" calcext:value-type="string">
            <text:p>1kn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209" calcext:value-type="float">
            <text:p>0.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le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787" calcext:value-type="float">
            <text:p>0.787</text:p>
          </table:table-cell>
          <table:table-cell/>
          <table:table-cell office:value-type="string" calcext:value-type="string">
            <text:p>1g8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098" calcext:value-type="float">
            <text:p>0.0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0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885" calcext:value-type="float">
            <text:p>0.885</text:p>
          </table:table-cell>
          <table:table-cell/>
          <table:table-cell office:value-type="string" calcext:value-type="string">
            <text:p>1e6v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333" calcext:value-type="float">
            <text:p>0.3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mt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606" calcext:value-type="float">
            <text:p>0.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d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262" calcext:value-type="float">
            <text:p>0.262</text:p>
          </table:table-cell>
          <table:table-cell/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222" calcext:value-type="float">
            <text:p>0.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v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851" calcext:value-type="float">
            <text:p>0.851</text:p>
          </table:table-cell>
          <table:table-cell/>
          <table:table-cell office:value-type="string" calcext:value-type="string">
            <text:p>1s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12" calcext:value-type="float">
            <text:p>0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v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string" calcext:value-type="string">
            <text:p>1mm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18" calcext:value-type="float">
            <text:p>0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884" calcext:value-type="float">
            <text:p>0.884</text:p>
          </table:table-cell>
          <table:table-cell/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283" calcext:value-type="float">
            <text:p>0.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at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541" calcext:value-type="float">
            <text:p>0.541</text:p>
          </table:table-cell>
          <table:table-cell/>
          <table:table-cell office:value-type="string" calcext:value-type="string">
            <text:p>1m9s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b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1an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408" calcext:value-type="float">
            <text:p>0.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873" calcext:value-type="float">
            <text:p>0.873</text:p>
          </table:table-cell>
          <table:table-cell/>
          <table:table-cell office:value-type="string" calcext:value-type="string">
            <text:p>1bm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396" calcext:value-type="float">
            <text:p>0.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m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564" calcext:value-type="float">
            <text:p>0.564</text:p>
          </table:table-cell>
          <table:table-cell/>
          <table:table-cell office:value-type="string" calcext:value-type="string">
            <text:p>2bcg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0.378" calcext:value-type="float">
            <text:p>0.3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u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0.526" calcext:value-type="float">
            <text:p>0.526</text:p>
          </table:table-cell>
          <table:table-cell/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246" calcext:value-type="float">
            <text:p>0.2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475" calcext:value-type="float">
            <text:p>0.475</text:p>
          </table:table-cell>
          <table:table-cell/>
          <table:table-cell office:value-type="string" calcext:value-type="string">
            <text:p>1rk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205" calcext:value-type="float">
            <text:p>0.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p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557" calcext:value-type="float">
            <text:p>0.557</text:p>
          </table:table-cell>
          <table:table-cell/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475" calcext:value-type="float">
            <text:p>0.4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222" calcext:value-type="float">
            <text:p>0.222</text:p>
          </table:table-cell>
          <table:table-cell/>
          <table:table-cell office:value-type="string" calcext:value-type="string">
            <text:p>1jv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39" calcext:value-type="float">
            <text:p>0.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9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576" calcext:value-type="float">
            <text:p>0.576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55" calcext:value-type="float">
            <text:p>0.0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h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0.373" calcext:value-type="float">
            <text:p>0.373</text:p>
          </table:table-cell>
          <table:table-cell/>
          <table:table-cell office:value-type="string" calcext:value-type="string">
            <text:p>1xc6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323" calcext:value-type="float">
            <text:p>0.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373" calcext:value-type="float">
            <text:p>0.373</text:p>
          </table:table-cell>
          <table:table-cell/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095" calcext:value-type="float">
            <text:p>0.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o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string" calcext:value-type="string">
            <text:p>1miu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0.134" calcext:value-type="float">
            <text:p>0.1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n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.033" calcext:value-type="float">
            <text:p>1.033</text:p>
          </table:table-cell>
          <table:table-cell/>
          <table:table-cell office:value-type="string" calcext:value-type="string">
            <text:p>1jv2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0.064" calcext:value-type="float">
            <text:p>0.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337" calcext:value-type="float">
            <text:p>0.337</text:p>
          </table:table-cell>
          <table:table-cell/>
          <table:table-cell office:value-type="string" calcext:value-type="string">
            <text:p>1f0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0.554" calcext:value-type="float">
            <text:p>0.5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336" calcext:value-type="float">
            <text:p>0.336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19" calcext:value-type="float">
            <text:p>0.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s7 </text:p>
          </table:table-cell>
          <table:table-cell office:value-type="string" calcext:value-type="string">
            <text:p><text:s/>K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461" calcext:value-type="float">
            <text:p>0.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y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577" calcext:value-type="float">
            <text:p>0.577</text:p>
          </table:table-cell>
          <table:table-cell/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101" calcext:value-type="float">
            <text:p>0.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525" calcext:value-type="float">
            <text:p>0.525</text:p>
          </table:table-cell>
          <table:table-cell/>
          <table:table-cell office:value-type="string" calcext:value-type="string">
            <text:p>2qf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0.427" calcext:value-type="float">
            <text:p>0.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sic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811" calcext:value-type="float">
            <text:p>0.811</text:p>
          </table:table-cell>
          <table:table-cell/>
          <table:table-cell office:value-type="string" calcext:value-type="string">
            <text:p>1hf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357" calcext:value-type="float">
            <text:p>0.3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q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784" calcext:value-type="float">
            <text:p>0.7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n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489" calcext:value-type="float">
            <text:p>0.489</text:p>
          </table:table-cell>
          <table:table-cell/>
          <table:table-cell office:value-type="string" calcext:value-type="string">
            <text:p>1rc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624" calcext:value-type="float">
            <text:p>0.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g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string" calcext:value-type="string">
            <text:p>1gi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.158" calcext:value-type="float">
            <text:p>0.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90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.368" calcext:value-type="float">
            <text:p>0.368</text:p>
          </table:table-cell>
          <table:table-cell/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27" calcext:value-type="float">
            <text:p>0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0.658" calcext:value-type="float">
            <text:p>0.658</text:p>
          </table:table-cell>
          <table:table-cell/>
          <table:table-cell office:value-type="string" calcext:value-type="string">
            <text:p>1a8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0.195" calcext:value-type="float">
            <text:p>0.1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832" calcext:value-type="float">
            <text:p>0.832</text:p>
          </table:table-cell>
          <table:table-cell/>
          <table:table-cell office:value-type="string" calcext:value-type="string">
            <text:p>1ukv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office:value-type="float" office:value="0.383" calcext:value-type="float">
            <text:p>0.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6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string" calcext:value-type="string">
            <text:p>1h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0.348" calcext:value-type="float">
            <text:p>0.3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521" calcext:value-type="float">
            <text:p>0.521</text:p>
          </table:table-cell>
          <table:table-cell/>
          <table:table-cell office:value-type="string" calcext:value-type="string">
            <text:p>1tv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556" calcext:value-type="float">
            <text:p>0.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448" calcext:value-type="float">
            <text:p>0.448</text:p>
          </table:table-cell>
          <table:table-cell/>
          <table:table-cell office:value-type="string" calcext:value-type="string">
            <text:p>1dx5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0.356" calcext:value-type="float">
            <text:p>0.3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l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519" calcext:value-type="float">
            <text:p>0.519</text:p>
          </table:table-cell>
          <table:table-cell/>
          <table:table-cell office:value-type="string" calcext:value-type="string">
            <text:p>1or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204" calcext:value-type="float">
            <text:p>0.2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438" calcext:value-type="float">
            <text:p>0.438</text:p>
          </table:table-cell>
          <table:table-cell/>
          <table:table-cell office:value-type="string" calcext:value-type="string">
            <text:p>1f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247" calcext:value-type="float">
            <text:p>0.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string" calcext:value-type="string">
            <text:p>1ov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074" calcext:value-type="float">
            <text:p>0.0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o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string" calcext:value-type="string">
            <text:p>1bh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097" calcext:value-type="float">
            <text:p>0.0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gk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string" calcext:value-type="string">
            <text:p>1ou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.297" calcext:value-type="float">
            <text:p>0.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o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ef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253" calcext:value-type="float">
            <text:p>0.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513" calcext:value-type="float">
            <text:p>0.513</text:p>
          </table:table-cell>
          <table:table-cell/>
          <table:table-cell office:value-type="string" calcext:value-type="string">
            <text:p>1yl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.076" calcext:value-type="float">
            <text:p>0.0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f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695" calcext:value-type="float">
            <text:p>0.695</text:p>
          </table:table-cell>
          <table:table-cell/>
          <table:table-cell office:value-type="string" calcext:value-type="string">
            <text:p>1db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193" calcext:value-type="float">
            <text:p>0.1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442" calcext:value-type="float">
            <text:p>0.442</text:p>
          </table:table-cell>
          <table:table-cell/>
          <table:table-cell office:value-type="string" calcext:value-type="string">
            <text:p>1k7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0.082" calcext:value-type="float">
            <text:p>0.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506" calcext:value-type="float">
            <text:p>0.506</text:p>
          </table:table-cell>
          <table:table-cell/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343" calcext:value-type="float">
            <text:p>0.3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1o4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332" calcext:value-type="float">
            <text:p>0.3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ci0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605" calcext:value-type="float">
            <text:p>0.605</text:p>
          </table:table-cell>
          <table:table-cell/>
          <table:table-cell office:value-type="string" calcext:value-type="string">
            <text:p>1aq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526" calcext:value-type="float">
            <text:p>0.5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1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438" calcext:value-type="float">
            <text:p>0.438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429" calcext:value-type="float">
            <text:p>0.4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596" calcext:value-type="float">
            <text:p>0.596</text:p>
          </table:table-cell>
          <table:table-cell/>
          <table:table-cell office:value-type="string" calcext:value-type="string">
            <text:p>1fo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158" calcext:value-type="float">
            <text:p>0.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7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string" calcext:value-type="string">
            <text:p>1ll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0.408" calcext:value-type="float">
            <text:p>0.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3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818" calcext:value-type="float">
            <text:p>0.818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255" calcext:value-type="float">
            <text:p>0.2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4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669" calcext:value-type="float">
            <text:p>0.669</text:p>
          </table:table-cell>
          <table:table-cell/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9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string" calcext:value-type="string">
            <text:p>1ais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109" calcext:value-type="float">
            <text:p>0.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547" calcext:value-type="float">
            <text:p>0.547</text:p>
          </table:table-cell>
          <table:table-cell/>
          <table:table-cell office:value-type="string" calcext:value-type="string">
            <text:p>1dk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327" calcext:value-type="float">
            <text:p>0.3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5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.062" calcext:value-type="float">
            <text:p>1.062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302" calcext:value-type="float">
            <text:p>0.3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k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0.619" calcext:value-type="float">
            <text:p>0.619</text:p>
          </table:table-cell>
          <table:table-cell/>
          <table:table-cell office:value-type="string" calcext:value-type="string">
            <text:p>1b6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295" calcext:value-type="float">
            <text:p>0.2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y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537" calcext:value-type="float">
            <text:p>0.537</text:p>
          </table:table-cell>
          <table:table-cell/>
          <table:table-cell office:value-type="string" calcext:value-type="string">
            <text:p>1eg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324" calcext:value-type="float">
            <text:p>0.3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7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0.618" calcext:value-type="float">
            <text:p>0.618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262" calcext:value-type="float">
            <text:p>0.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2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483" calcext:value-type="float">
            <text:p>0.483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231" calcext:value-type="float">
            <text:p>0.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string" calcext:value-type="string">
            <text:p>1df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0.432" calcext:value-type="float">
            <text:p>0.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762" calcext:value-type="float">
            <text:p>0.762</text:p>
          </table:table-cell>
          <table:table-cell/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357" calcext:value-type="float">
            <text:p>0.3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0.397" calcext:value-type="float">
            <text:p>0.397</text:p>
          </table:table-cell>
          <table:table-cell/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" calcext:value-type="float">
            <text:p>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e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507" calcext:value-type="float">
            <text:p>0.507</text:p>
          </table:table-cell>
          <table:table-cell/>
          <table:table-cell office:value-type="string" calcext:value-type="string">
            <text:p>1c5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262" calcext:value-type="float">
            <text:p>0.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.075" calcext:value-type="float">
            <text:p>1.075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154" calcext:value-type="float">
            <text:p>0.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823" calcext:value-type="float">
            <text:p>0.823</text:p>
          </table:table-cell>
          <table:table-cell/>
          <table:table-cell office:value-type="string" calcext:value-type="string">
            <text:p>1fu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086" calcext:value-type="float">
            <text:p>0.0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o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716" calcext:value-type="float">
            <text:p>0.716</text:p>
          </table:table-cell>
          <table:table-cell/>
          <table:table-cell office:value-type="string" calcext:value-type="string">
            <text:p>1dl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369" calcext:value-type="float">
            <text:p>0.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w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913" calcext:value-type="float">
            <text:p>0.913</text:p>
          </table:table-cell>
          <table:table-cell/>
          <table:table-cell office:value-type="string" calcext:value-type="string">
            <text:p>2q0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282" calcext:value-type="float">
            <text:p>0.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n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.038" calcext:value-type="float">
            <text:p>1.038</text:p>
          </table:table-cell>
          <table:table-cell/>
          <table:table-cell office:value-type="string" calcext:value-type="string">
            <text:p>1a6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193" calcext:value-type="float">
            <text:p>0.1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489" calcext:value-type="float">
            <text:p>0.489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213" calcext:value-type="float">
            <text:p>0.2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string" calcext:value-type="string">
            <text:p>3bzk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121" calcext:value-type="float">
            <text:p>0.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4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326" calcext:value-type="float">
            <text:p>0.326</text:p>
          </table:table-cell>
          <table:table-cell/>
          <table:table-cell office:value-type="string" calcext:value-type="string">
            <text:p>1e2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152" calcext:value-type="float">
            <text:p>0.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n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.172" calcext:value-type="float">
            <text:p>1.172</text:p>
          </table:table-cell>
          <table:table-cell/>
          <table:table-cell office:value-type="string" calcext:value-type="string">
            <text:p>1bb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658" calcext:value-type="float">
            <text:p>0.658</text:p>
          </table:table-cell>
          <table:table-cell/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447" calcext:value-type="float">
            <text:p>0.4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r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497" calcext:value-type="float">
            <text:p>0.4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a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209" calcext:value-type="float">
            <text:p>0.209</text:p>
          </table:table-cell>
          <table:table-cell/>
          <table:table-cell office:value-type="string" calcext:value-type="string">
            <text:p>1a1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198" calcext:value-type="float">
            <text:p>0.1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v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836" calcext:value-type="float">
            <text:p>0.836</text:p>
          </table:table-cell>
          <table:table-cell/>
          <table:table-cell office:value-type="string" calcext:value-type="string">
            <text:p>1tt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33" calcext:value-type="float">
            <text:p>0.0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b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string" calcext:value-type="string">
            <text:p>1h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176" calcext:value-type="float">
            <text:p>0.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2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688" calcext:value-type="float">
            <text:p>0.688</text:p>
          </table:table-cell>
          <table:table-cell/>
          <table:table-cell office:value-type="string" calcext:value-type="string">
            <text:p>1d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163" calcext:value-type="float">
            <text:p>0.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8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1q4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387" calcext:value-type="float">
            <text:p>0.3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k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39" calcext:value-type="float">
            <text:p>0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d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724" calcext:value-type="float">
            <text:p>0.7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9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418" calcext:value-type="float">
            <text:p>0.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662" calcext:value-type="float">
            <text:p>0.6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s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492" calcext:value-type="float">
            <text:p>0.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v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0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564" calcext:value-type="float">
            <text:p>0.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1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506" calcext:value-type="float">
            <text:p>0.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z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671" calcext:value-type="float">
            <text:p>0.6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101" calcext:value-type="float">
            <text:p>0.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544" calcext:value-type="float">
            <text:p>0.5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k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827" calcext:value-type="float">
            <text:p>0.8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k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267" calcext:value-type="float">
            <text:p>0.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w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725" calcext:value-type="float">
            <text:p>0.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.131" calcext:value-type="float">
            <text:p>1.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p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v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178" calcext:value-type="float">
            <text:p>0.1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5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536" calcext:value-type="float">
            <text:p>0.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506" calcext:value-type="float">
            <text:p>0.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g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87" calcext:value-type="float">
            <text:p>0.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4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249" calcext:value-type="float">
            <text:p>0.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m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545" calcext:value-type="float">
            <text:p>0.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52" calcext:value-type="float">
            <text:p>0.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l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678" calcext:value-type="float">
            <text:p>0.6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b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882" calcext:value-type="float">
            <text:p>0.8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837" calcext:value-type="float">
            <text:p>0.8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o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73" calcext:value-type="float">
            <text:p>0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384" calcext:value-type="float">
            <text:p>0.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763" calcext:value-type="float">
            <text:p>0.7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767" calcext:value-type="float">
            <text:p>0.7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625" calcext:value-type="float">
            <text:p>0.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6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523" calcext:value-type="float">
            <text:p>0.5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493" calcext:value-type="float">
            <text:p>0.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5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.511" calcext:value-type="float">
            <text:p>0.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232" calcext:value-type="float">
            <text:p>0.2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9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638" calcext:value-type="float">
            <text:p>0.6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h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63" calcext:value-type="float">
            <text:p>0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819" calcext:value-type="float">
            <text:p>0.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4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606" calcext:value-type="float">
            <text:p>0.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77" calcext:value-type="float">
            <text:p>0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j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339" calcext:value-type="float">
            <text:p>0.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2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ae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61" calcext:value-type="float">
            <text:p>0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i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94" calcext:value-type="float">
            <text:p>0.3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j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0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545" calcext:value-type="float">
            <text:p>0.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707" calcext:value-type="float">
            <text:p>0.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y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.143" calcext:value-type="float">
            <text:p>1.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603" calcext:value-type="float">
            <text:p>0.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655" calcext:value-type="float">
            <text:p>0.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4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35" calcext:value-type="float">
            <text:p>0.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426" calcext:value-type="float">
            <text:p>0.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467" calcext:value-type="float">
            <text:p>0.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782" calcext:value-type="float">
            <text:p>0.7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631" calcext:value-type="float">
            <text:p>0.6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j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.034" calcext:value-type="float">
            <text:p>1.0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4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488" calcext:value-type="float">
            <text:p>0.4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0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685" calcext:value-type="float">
            <text:p>0.6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l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.262" calcext:value-type="float">
            <text:p>0.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g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545" calcext:value-type="float">
            <text:p>0.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405" calcext:value-type="float">
            <text:p>0.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n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483" calcext:value-type="float">
            <text:p>0.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l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516" calcext:value-type="float">
            <text:p>0.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c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569" calcext:value-type="float">
            <text:p>0.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61" calcext:value-type="float">
            <text:p>0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v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555" calcext:value-type="float">
            <text:p>0.5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493" calcext:value-type="float">
            <text:p>0.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637" calcext:value-type="float">
            <text:p>0.6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438" calcext:value-type="float">
            <text:p>0.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k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.601" calcext:value-type="float">
            <text:p>0.6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838" calcext:value-type="float">
            <text:p>0.8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p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655" calcext:value-type="float">
            <text:p>0.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3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626" calcext:value-type="float">
            <text:p>0.6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7p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787" calcext:value-type="float">
            <text:p>0.7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c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188" calcext:value-type="float">
            <text:p>0.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y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36" calcext:value-type="float">
            <text:p>0.0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x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.099" calcext:value-type="float">
            <text:p>1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r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0.474" calcext:value-type="float">
            <text:p>0.4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n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85" calcext:value-type="float">
            <text:p>0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364" calcext:value-type="float">
            <text:p>0.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605" calcext:value-type="float">
            <text:p>0.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s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.244" calcext:value-type="float">
            <text:p>1.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b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727" calcext:value-type="float">
            <text:p>0.7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418" calcext:value-type="float">
            <text:p>0.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2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644" calcext:value-type="float">
            <text:p>0.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146" calcext:value-type="float">
            <text:p>0.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988" calcext:value-type="float">
            <text:p>0.9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j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503" calcext:value-type="float">
            <text:p>0.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6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696" calcext:value-type="float">
            <text:p>0.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y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606" calcext:value-type="float">
            <text:p>0.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.113" calcext:value-type="float">
            <text:p>1.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906" calcext:value-type="float">
            <text:p>0.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b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.143" calcext:value-type="float">
            <text:p>1.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434" calcext:value-type="float">
            <text:p>0.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603" calcext:value-type="float">
            <text:p>0.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828" calcext:value-type="float">
            <text:p>0.8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5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699" calcext:value-type="float">
            <text:p>0.6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485" calcext:value-type="float">
            <text:p>0.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n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573" calcext:value-type="float">
            <text:p>0.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e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842" calcext:value-type="float">
            <text:p>0.8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836" calcext:value-type="float">
            <text:p>0.8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u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393" calcext:value-type="float">
            <text:p>0.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u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712" calcext:value-type="float">
            <text:p>0.7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x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516" calcext:value-type="float">
            <text:p>0.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d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553" calcext:value-type="float">
            <text:p>0.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58" calcext:value-type="float">
            <text:p>0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365" calcext:value-type="float">
            <text:p>0.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903" calcext:value-type="float">
            <text:p>0.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i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627" calcext:value-type="float">
            <text:p>0.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7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754" calcext:value-type="float">
            <text:p>0.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o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494" calcext:value-type="float">
            <text:p>0.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4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646" calcext:value-type="float">
            <text:p>0.6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3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542" calcext:value-type="float">
            <text:p>0.5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0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534" calcext:value-type="float">
            <text:p>0.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e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561" calcext:value-type="float">
            <text:p>0.5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ye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393" calcext:value-type="float">
            <text:p>0.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v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67" calcext:value-type="float">
            <text:p>0.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2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657" calcext:value-type="float">
            <text:p>0.6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14" calcext:value-type="float">
            <text:p>1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cf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708" calcext:value-type="float">
            <text:p>0.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919" calcext:value-type="float">
            <text:p>0.9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r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968" calcext:value-type="float">
            <text:p>0.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613" calcext:value-type="float">
            <text:p>0.6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84" calcext:value-type="float">
            <text:p>0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j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786" calcext:value-type="float">
            <text:p>0.7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a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54" calcext:value-type="float">
            <text:p>0.0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947" calcext:value-type="float">
            <text:p>0.9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w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349" calcext:value-type="float">
            <text:p>0.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632" calcext:value-type="float">
            <text:p>0.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d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371" calcext:value-type="float">
            <text:p>0.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481" calcext:value-type="float">
            <text:p>0.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711" calcext:value-type="float">
            <text:p>0.7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d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571" calcext:value-type="float">
            <text:p>0.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y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et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531" calcext:value-type="float">
            <text:p>0.5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b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635" calcext:value-type="float">
            <text:p>0.6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1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.061" calcext:value-type="float">
            <text:p>1.0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465" calcext:value-type="float">
            <text:p>0.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z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.747" calcext:value-type="float">
            <text:p>0.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611" calcext:value-type="float">
            <text:p>0.6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.191" calcext:value-type="float">
            <text:p>1.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h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27" calcext:value-type="float">
            <text:p>0.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.085" calcext:value-type="float">
            <text:p>1.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3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y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478" calcext:value-type="float">
            <text:p>0.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u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525" calcext:value-type="float">
            <text:p>0.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r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522" calcext:value-type="float">
            <text:p>0.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0.312" calcext:value-type="float">
            <text:p>0.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2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2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776" calcext:value-type="float">
            <text:p>0.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679" calcext:value-type="float">
            <text:p>0.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54" calcext:value-type="float">
            <text:p>0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3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0.172" calcext:value-type="float">
            <text:p>0.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35" calcext:value-type="float">
            <text:p>0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8k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0.534" calcext:value-type="float">
            <text:p>0.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v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588" calcext:value-type="float">
            <text:p>0.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673" calcext:value-type="float">
            <text:p>0.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564" calcext:value-type="float">
            <text:p>0.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766" calcext:value-type="float">
            <text:p>0.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s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423" calcext:value-type="float">
            <text:p>0.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658" calcext:value-type="float">
            <text:p>0.6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y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.006" calcext:value-type="float">
            <text:p>1.0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762" calcext:value-type="float">
            <text:p>0.7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t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595" calcext:value-type="float">
            <text:p>0.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k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376" calcext:value-type="float">
            <text:p>0.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82" calcext:value-type="float">
            <text:p>0.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4 </text:p>
          </table:table-cell>
          <table:table-cell office:value-type="string" calcext:value-type="string">
            <text:p><text:s/>H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784" calcext:value-type="float">
            <text:p>0.7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p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0.54" calcext:value-type="float">
            <text:p>0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r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697" calcext:value-type="float">
            <text:p>0.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l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355" calcext:value-type="float">
            <text:p>0.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3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406" calcext:value-type="float">
            <text:p>0.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417" calcext:value-type="float">
            <text:p>0.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v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453" calcext:value-type="float">
            <text:p>0.4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527" calcext:value-type="float">
            <text:p>0.5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509" calcext:value-type="float">
            <text:p>0.5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679" calcext:value-type="float">
            <text:p>0.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k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692" calcext:value-type="float">
            <text:p>0.6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d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516" calcext:value-type="float">
            <text:p>0.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558" calcext:value-type="float">
            <text:p>0.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.509" calcext:value-type="float">
            <text:p>0.5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1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783" calcext:value-type="float">
            <text:p>0.7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n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.669" calcext:value-type="float">
            <text:p>0.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0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537" calcext:value-type="float">
            <text:p>0.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s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671" calcext:value-type="float">
            <text:p>0.6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576" calcext:value-type="float">
            <text:p>0.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z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.549" calcext:value-type="float">
            <text:p>0.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j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712" calcext:value-type="float">
            <text:p>0.7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831" calcext:value-type="float">
            <text:p>0.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a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475" calcext:value-type="float">
            <text:p>0.4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p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442" calcext:value-type="float">
            <text:p>0.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s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.544" calcext:value-type="float">
            <text:p>0.5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s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349" calcext:value-type="float">
            <text:p>0.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1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613" calcext:value-type="float">
            <text:p>0.6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836" calcext:value-type="float">
            <text:p>0.8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6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673" calcext:value-type="float">
            <text:p>0.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791" calcext:value-type="float">
            <text:p>0.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w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698" calcext:value-type="float">
            <text:p>0.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l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699" calcext:value-type="float">
            <text:p>0.6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8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0.383" calcext:value-type="float">
            <text:p>0.38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871" calcext:value-type="float">
            <text:p>0.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798" calcext:value-type="float">
            <text:p>0.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q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0.457" calcext:value-type="float">
            <text:p>0.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1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777" calcext:value-type="float">
            <text:p>0.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9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625" calcext:value-type="float">
            <text:p>0.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oi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.021" calcext:value-type="float">
            <text:p>1.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m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536" calcext:value-type="float">
            <text:p>0.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r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c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538" calcext:value-type="float">
            <text:p>0.5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0.417" calcext:value-type="float">
            <text:p>0.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764" calcext:value-type="float">
            <text:p>0.7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l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81" calcext:value-type="float">
            <text:p>0.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r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.57" calcext:value-type="float">
            <text:p>0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909" calcext:value-type="float">
            <text:p>0.9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.331" calcext:value-type="float">
            <text:p>0.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6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423" calcext:value-type="float">
            <text:p>0.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qw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906" calcext:value-type="float">
            <text:p>0.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643" calcext:value-type="float">
            <text:p>0.6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h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704" calcext:value-type="float">
            <text:p>0.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371" calcext:value-type="float">
            <text:p>0.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p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946" calcext:value-type="float">
            <text:p>0.9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6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683" calcext:value-type="float">
            <text:p>0.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d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163" calcext:value-type="float">
            <text:p>0.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f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563" calcext:value-type="float">
            <text:p>0.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e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684" calcext:value-type="float">
            <text:p>0.6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4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578" calcext:value-type="float">
            <text:p>0.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n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27" calcext:value-type="float">
            <text:p>0.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s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583" calcext:value-type="float">
            <text:p>0.5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429" calcext:value-type="float">
            <text:p>0.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f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391" calcext:value-type="float">
            <text:p>0.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h0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635" calcext:value-type="float">
            <text:p>0.6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t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885" calcext:value-type="float">
            <text:p>0.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792" calcext:value-type="float">
            <text:p>0.7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836" calcext:value-type="float">
            <text:p>0.8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r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0.278" calcext:value-type="float">
            <text:p>0.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4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493" calcext:value-type="float">
            <text:p>0.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7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0.778" calcext:value-type="float">
            <text:p>0.7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2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.048" calcext:value-type="float">
            <text:p>1.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p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618" calcext:value-type="float">
            <text:p>0.6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k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584" calcext:value-type="float">
            <text:p>0.5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w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.033" calcext:value-type="float">
            <text:p>1.0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0.574" calcext:value-type="float">
            <text:p>0.5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0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615" calcext:value-type="float">
            <text:p>0.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698" calcext:value-type="float">
            <text:p>0.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232" calcext:value-type="float">
            <text:p>0.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529" calcext:value-type="float">
            <text:p>0.5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1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577" calcext:value-type="float">
            <text:p>0.5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238" calcext:value-type="float">
            <text:p>0.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b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289" calcext:value-type="float">
            <text:p>0.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553" calcext:value-type="float">
            <text:p>0.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a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575" calcext:value-type="float">
            <text:p>0.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608" calcext:value-type="float">
            <text:p>0.6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0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451" calcext:value-type="float">
            <text:p>0.4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558" calcext:value-type="float">
            <text:p>0.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u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819" calcext:value-type="float">
            <text:p>0.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k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949" calcext:value-type="float">
            <text:p>0.9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483" calcext:value-type="float">
            <text:p>0.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e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524" calcext:value-type="float">
            <text:p>0.5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w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0.713" calcext:value-type="float">
            <text:p>0.7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0.691" calcext:value-type="float">
            <text:p>0.6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b1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118" calcext:value-type="float">
            <text:p>0.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4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915" calcext:value-type="float">
            <text:p>0.9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b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542" calcext:value-type="float">
            <text:p>0.5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422" calcext:value-type="float">
            <text:p>0.4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8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554" calcext:value-type="float">
            <text:p>0.5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jl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846" calcext:value-type="float">
            <text:p>0.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c1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583" calcext:value-type="float">
            <text:p>0.5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f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729" calcext:value-type="float">
            <text:p>0.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y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802" calcext:value-type="float">
            <text:p>0.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k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756" calcext:value-type="float">
            <text:p>0.7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321" calcext:value-type="float">
            <text:p>0.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426" calcext:value-type="float">
            <text:p>0.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517" calcext:value-type="float">
            <text:p>0.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3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l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296" calcext:value-type="float">
            <text:p>0.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w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663" calcext:value-type="float">
            <text:p>0.6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c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57" calcext:value-type="float">
            <text:p>0.0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h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797" calcext:value-type="float">
            <text:p>0.7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9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485" calcext:value-type="float">
            <text:p>0.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0.568" calcext:value-type="float">
            <text:p>0.5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k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546" calcext:value-type="float">
            <text:p>0.5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.058" calcext:value-type="float">
            <text:p>1.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462" calcext:value-type="float">
            <text:p>0.4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142" calcext:value-type="float">
            <text:p>0.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.046" calcext:value-type="float">
            <text:p>1.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738" calcext:value-type="float">
            <text:p>0.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q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704" calcext:value-type="float">
            <text:p>0.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u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564" calcext:value-type="float">
            <text:p>0.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2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.236" calcext:value-type="float">
            <text:p>1.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789" calcext:value-type="float">
            <text:p>0.7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r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u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686" calcext:value-type="float">
            <text:p>0.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448" calcext:value-type="float">
            <text:p>0.4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879" calcext:value-type="float">
            <text:p>0.8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2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622" calcext:value-type="float">
            <text:p>0.6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b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413" calcext:value-type="float">
            <text:p>0.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8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375" calcext:value-type="float">
            <text:p>0.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1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.475" calcext:value-type="float">
            <text:p>0.4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805" calcext:value-type="float">
            <text:p>0.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461" calcext:value-type="float">
            <text:p>0.4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753" calcext:value-type="float">
            <text:p>0.7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2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929" calcext:value-type="float">
            <text:p>0.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0.438" calcext:value-type="float">
            <text:p>0.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m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0.486" calcext:value-type="float">
            <text:p>0.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qj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a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845" calcext:value-type="float">
            <text:p>0.8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f6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369" calcext:value-type="float">
            <text:p>0.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k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241" calcext:value-type="float">
            <text:p>0.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d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82" calcext:value-type="float">
            <text:p>0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075" calcext:value-type="float">
            <text:p>0.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k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291" calcext:value-type="float">
            <text:p>0.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o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716" calcext:value-type="float">
            <text:p>0.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757" calcext:value-type="float">
            <text:p>0.7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6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89" calcext:value-type="float">
            <text:p>0.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a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482" calcext:value-type="float">
            <text:p>0.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m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909" calcext:value-type="float">
            <text:p>0.9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701" calcext:value-type="float">
            <text:p>0.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9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.123" calcext:value-type="float">
            <text:p>1.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i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671" calcext:value-type="float">
            <text:p>0.6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761" calcext:value-type="float">
            <text:p>0.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x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371" calcext:value-type="float">
            <text:p>0.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d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511" calcext:value-type="float">
            <text:p>0.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9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63" calcext:value-type="float">
            <text:p>0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694" calcext:value-type="float">
            <text:p>0.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7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0.645" calcext:value-type="float">
            <text:p>0.6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1j </text:p>
          </table:table-cell>
          <table:table-cell office:value-type="string" calcext:value-type="string">
            <text:p><text:s/>S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795" calcext:value-type="float">
            <text:p>0.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q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603" calcext:value-type="float">
            <text:p>0.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.129" calcext:value-type="float">
            <text:p>1.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875" calcext:value-type="float">
            <text:p>0.8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su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101" calcext:value-type="float">
            <text:p>0.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a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f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652" calcext:value-type="float">
            <text:p>0.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8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847" calcext:value-type="float">
            <text:p>0.8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9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5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672" calcext:value-type="float">
            <text:p>0.6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692" calcext:value-type="float">
            <text:p>0.6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629" calcext:value-type="float">
            <text:p>0.6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6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652" calcext:value-type="float">
            <text:p>0.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n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563" calcext:value-type="float">
            <text:p>0.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378" calcext:value-type="float">
            <text:p>0.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c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926" calcext:value-type="float">
            <text:p>0.9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p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.267" calcext:value-type="float">
            <text:p>1.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c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518" calcext:value-type="float">
            <text:p>0.5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w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381" calcext:value-type="float">
            <text:p>0.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63" calcext:value-type="float">
            <text:p>0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635" calcext:value-type="float">
            <text:p>0.6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i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63" calcext:value-type="float">
            <text:p>0.0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v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443" calcext:value-type="float">
            <text:p>0.4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e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471" calcext:value-type="float">
            <text:p>0.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y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134" calcext:value-type="float">
            <text:p>0.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u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642" calcext:value-type="float">
            <text:p>0.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e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558" calcext:value-type="float">
            <text:p>0.55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9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388" calcext:value-type="float">
            <text:p>0.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l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0.564" calcext:value-type="float">
            <text:p>0.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698" calcext:value-type="float">
            <text:p>0.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795" calcext:value-type="float">
            <text:p>0.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7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681" calcext:value-type="float">
            <text:p>0.6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697" calcext:value-type="float">
            <text:p>0.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w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136" calcext:value-type="float">
            <text:p>0.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p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424" calcext:value-type="float">
            <text:p>0.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e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9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77" calcext:value-type="float">
            <text:p>0.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94" calcext:value-type="float">
            <text:p>0.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162" calcext:value-type="float">
            <text:p>0.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x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s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382" calcext:value-type="float">
            <text:p>0.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6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674" calcext:value-type="float">
            <text:p>0.6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833" calcext:value-type="float">
            <text:p>0.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184" calcext:value-type="float">
            <text:p>0.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b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6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769" calcext:value-type="float">
            <text:p>0.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547" calcext:value-type="float">
            <text:p>0.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k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661" calcext:value-type="float">
            <text:p>0.6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531" calcext:value-type="float">
            <text:p>0.5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c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54" calcext:value-type="float">
            <text:p>0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1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816" calcext:value-type="float">
            <text:p>0.8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331" calcext:value-type="float">
            <text:p>0.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m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632" calcext:value-type="float">
            <text:p>0.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y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541" calcext:value-type="float">
            <text:p>0.5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i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o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0.513" calcext:value-type="float">
            <text:p>0.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w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554" calcext:value-type="float">
            <text:p>0.5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2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265" calcext:value-type="float">
            <text:p>0.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833" calcext:value-type="float">
            <text:p>0.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408" calcext:value-type="float">
            <text:p>0.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0.371" calcext:value-type="float">
            <text:p>0.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b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825" calcext:value-type="float">
            <text:p>0.8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472" calcext:value-type="float">
            <text:p>0.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zu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579" calcext:value-type="float">
            <text:p>0.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m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524" calcext:value-type="float">
            <text:p>0.5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795" calcext:value-type="float">
            <text:p>0.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q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791" calcext:value-type="float">
            <text:p>0.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j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478" calcext:value-type="float">
            <text:p>0.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e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577" calcext:value-type="float">
            <text:p>0.5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7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.716" calcext:value-type="float">
            <text:p>0.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d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569" calcext:value-type="float">
            <text:p>0.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x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109" calcext:value-type="float">
            <text:p>0.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78" calcext:value-type="float">
            <text:p>0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c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338" calcext:value-type="float">
            <text:p>0.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717" calcext:value-type="float">
            <text:p>0.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8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489" calcext:value-type="float">
            <text:p>0.4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d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.244" calcext:value-type="float">
            <text:p>1.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589" calcext:value-type="float">
            <text:p>0.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953" calcext:value-type="float">
            <text:p>0.9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547" calcext:value-type="float">
            <text:p>0.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694" calcext:value-type="float">
            <text:p>0.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467" calcext:value-type="float">
            <text:p>0.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71" calcext:value-type="float">
            <text:p>0.71</text:p>
          </table:table-cell>
          <table:table-cell table:number-columns-repeated="1019"/>
        </table:table-row>
        <table:table-row table:style-name="ro1" table:number-rows-repeated="10479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3T12:06:08.876505290</dc:date>
    <meta:editing-duration>PT12M12S</meta:editing-duration>
    <meta:editing-cycles>1</meta:editing-cycles>
    <meta:document-statistic meta:table-count="1" meta:cell-count="4260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66cm" svg:height="15.354cm" xlink:href=".." xlink:type="simple" chart:class="chart:scatter" chart:style-name="ch1">
        <chart:legend chart:legend-position="end" svg:x="27.788cm" svg:y="7.129cm" style:legend-expansion="high" chart:style-name="ch2"/>
        <chart:plot-area chart:style-name="ch3" table:cell-range-address="energy_single_9_radius.A1:energy_single_9_radius.A1 energy_single_9_radius.D2:energy_single_9_radius.E642 energy_single_9_radius.K2:energy_single_9_radius.K642" chart:data-source-has-labels="row" svg:x="1.624cm" svg:y="0.307cm" svg:width="25.551cm" svg:height="13.759cm">
          <chartooo:coordinate-region svg:x="2.351cm" svg:y="0.507cm" svg:width="24.452cm" svg:height="12.912cm"/>
          <chart:axis chart:dimension="x" chart:name="primary-x" chart:style-name="ch4">
            <chart:title svg:x="13.839cm" svg:y="14.373cm" chart:style-name="ch5">
              <text:p>Length</text:p>
            </chart:title>
          </chart:axis>
          <chart:axis chart:dimension="y" chart:name="primary-y" chart:style-name="ch4">
            <chart:title svg:x="0.451cm" svg:y="7.746cm" chart:style-name="ch6">
              <text:p>Energy</text:p>
            </chart:title>
            <chart:grid chart:style-name="ch7" chart:class="major"/>
          </chart:axis>
          <chart:series chart:style-name="ch8" chart:values-cell-range-address="energy_single_9_radius.E2:energy_single_9_radius.E642" loext:label-string="single_energy" chart:class="chart:scatter">
            <chart:domain table:cell-range-address="energy_single_9_radius.D2:energy_single_9_radius.D642"/>
            <chart:data-point chart:repeated="641"/>
          </chart:series>
          <chart:series chart:style-name="ch9" chart:values-cell-range-address="energy_single_9_radius.K2:energy_single_9_radius.K642" loext:label-string="multi_energy" chart:class="chart:scatter">
            <chart:domain table:cell-range-address="energy_single_9_radius.J2:energy_single_9_radius.J642"/>
            <chart:data-point chart:repeated="6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ngle_energy</text:p>
              </table:table-cell>
              <table:table-cell office:value-type="string">
                <text:p>Column J</text:p>
              </table:table-cell>
              <table:table-cell office:value-type="string">
                <text:p>multi_energ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  <draw:g>
                  <svg:desc>energy_single_9_radius.D2:energy_single_9_radius.D642</svg:desc>
                </draw:g>
              </table:table-cell>
              <table:table-cell office:value-type="float" office:value="0.498">
                <text:p>0.498</text:p>
                <draw:g>
                  <svg:desc>energy_single_9_radius.E2:energy_single_9_radius.E642</svg:desc>
                </draw:g>
              </table:table-cell>
              <table:table-cell office:value-type="float" office:value="396">
                <text:p>396</text:p>
                <draw:g>
                  <svg:desc>energy_single_9_radius.J2:energy_single_9_radius.J642</svg:desc>
                </draw:g>
              </table:table-cell>
              <table:table-cell office:value-type="float" office:value="0.475">
                <text:p>0.475</text:p>
                <draw:g>
                  <svg:desc>energy_single_9_radius.K2:energy_single_9_radius.K6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">
                <text:p>191</text:p>
              </table:table-cell>
              <table:table-cell office:value-type="float" office:value="0.482">
                <text:p>0.482</text:p>
              </table:table-cell>
              <table:table-cell office:value-type="float" office:value="120">
                <text:p>1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0.548">
                <text:p>0.548</text:p>
              </table:table-cell>
              <table:table-cell office:value-type="float" office:value="271">
                <text:p>271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.778">
                <text:p>0.778</text:p>
              </table:table-cell>
              <table:table-cell office:value-type="float" office:value="349">
                <text:p>34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709">
                <text:p>0.709</text:p>
              </table:table-cell>
              <table:table-cell office:value-type="float" office:value="317">
                <text:p>317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0.331">
                <text:p>0.331</text:p>
              </table:table-cell>
              <table:table-cell office:value-type="float" office:value="419">
                <text:p>41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">
                <text:p>141</text:p>
              </table:table-cell>
              <table:table-cell office:value-type="float" office:value="0.035">
                <text:p>0.035</text:p>
              </table:table-cell>
              <table:table-cell office:value-type="float" office:value="534">
                <text:p>534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0.734">
                <text:p>0.734</text:p>
              </table:table-cell>
              <table:table-cell office:value-type="float" office:value="509">
                <text:p>509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">
                <text:p>303</text:p>
              </table:table-cell>
              <table:table-cell office:value-type="float" office:value="0.234">
                <text:p>0.234</text:p>
              </table:table-cell>
              <table:table-cell office:value-type="float" office:value="310">
                <text:p>310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1.034">
                <text:p>1.034</text:p>
              </table:table-cell>
              <table:table-cell office:value-type="float" office:value="589">
                <text:p>58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0.527">
                <text:p>0.527</text:p>
              </table:table-cell>
              <table:table-cell office:value-type="float" office:value="523">
                <text:p>52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0.508">
                <text:p>0.508</text:p>
              </table:table-cell>
              <table:table-cell office:value-type="float" office:value="393">
                <text:p>39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0.691">
                <text:p>0.691</text:p>
              </table:table-cell>
              <table:table-cell office:value-type="float" office:value="106">
                <text:p>106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0.529">
                <text:p>0.529</text:p>
              </table:table-cell>
              <table:table-cell office:value-type="float" office:value="386">
                <text:p>386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0.678">
                <text:p>0.678</text:p>
              </table:table-cell>
              <table:table-cell office:value-type="float" office:value="285">
                <text:p>28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0.905">
                <text:p>0.905</text:p>
              </table:table-cell>
              <table:table-cell office:value-type="float" office:value="310">
                <text:p>310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1">
                <text:p>281</text:p>
              </table:table-cell>
              <table:table-cell office:value-type="float" office:value="0.744">
                <text:p>0.744</text:p>
              </table:table-cell>
              <table:table-cell office:value-type="float" office:value="152">
                <text:p>152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635">
                <text:p>0.635</text:p>
              </table:table-cell>
              <table:table-cell office:value-type="float" office:value="463">
                <text:p>463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0.395">
                <text:p>0.395</text:p>
              </table:table-cell>
              <table:table-cell office:value-type="float" office:value="971">
                <text:p>971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0.755">
                <text:p>0.755</text:p>
              </table:table-cell>
              <table:table-cell office:value-type="float" office:value="337">
                <text:p>337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0.523">
                <text:p>0.523</text:p>
              </table:table-cell>
              <table:table-cell office:value-type="float" office:value="282">
                <text:p>282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">
                <text:p>123</text:p>
              </table:table-cell>
              <table:table-cell office:value-type="float" office:value="0.707">
                <text:p>0.707</text:p>
              </table:table-cell>
              <table:table-cell office:value-type="float" office:value="503">
                <text:p>503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  <table:table-cell office:value-type="float" office:value="0.919">
                <text:p>0.919</text:p>
              </table:table-cell>
              <table:table-cell office:value-type="float" office:value="84">
                <text:p>84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0.583">
                <text:p>0.583</text:p>
              </table:table-cell>
              <table:table-cell office:value-type="float" office:value="241">
                <text:p>24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">
                <text:p>161</text:p>
              </table:table-cell>
              <table:table-cell office:value-type="float" office:value="0.435">
                <text:p>0.435</text:p>
              </table:table-cell>
              <table:table-cell office:value-type="float" office:value="435">
                <text:p>435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1.083">
                <text:p>1.083</text:p>
              </table:table-cell>
              <table:table-cell office:value-type="float" office:value="317">
                <text:p>317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0.544">
                <text:p>0.544</text:p>
              </table:table-cell>
              <table:table-cell office:value-type="float" office:value="467">
                <text:p>467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4">
                <text:p>284</text:p>
              </table:table-cell>
              <table:table-cell office:value-type="float" office:value="0.715">
                <text:p>0.715</text:p>
              </table:table-cell>
              <table:table-cell office:value-type="float" office:value="401">
                <text:p>401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">
                <text:p>106</text:p>
              </table:table-cell>
              <table:table-cell office:value-type="float" office:value="0.84">
                <text:p>0.84</text:p>
              </table:table-cell>
              <table:table-cell office:value-type="float" office:value="242">
                <text:p>242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0.785">
                <text:p>0.785</text:p>
              </table:table-cell>
              <table:table-cell office:value-type="float" office:value="288">
                <text:p>288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0.352">
                <text:p>0.352</text:p>
              </table:table-cell>
              <table:table-cell office:value-type="float" office:value="274">
                <text:p>27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0.816">
                <text:p>0.816</text:p>
              </table:table-cell>
              <table:table-cell office:value-type="float" office:value="128">
                <text:p>128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729">
                <text:p>0.729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0.401">
                <text:p>0.401</text:p>
              </table:table-cell>
              <table:table-cell office:value-type="float" office:value="167">
                <text:p>167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  <table:table-cell office:value-type="float" office:value="0.885">
                <text:p>0.885</text:p>
              </table:table-cell>
              <table:table-cell office:value-type="float" office:value="235">
                <text:p>235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">
                <text:p>349</text:p>
              </table:table-cell>
              <table:table-cell office:value-type="float" office:value="0.65">
                <text:p>0.65</text:p>
              </table:table-cell>
              <table:table-cell office:value-type="float" office:value="466">
                <text:p>466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0.772">
                <text:p>0.772</text:p>
              </table:table-cell>
              <table:table-cell office:value-type="float" office:value="397">
                <text:p>397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0.739">
                <text:p>0.739</text:p>
              </table:table-cell>
              <table:table-cell office:value-type="float" office:value="126">
                <text:p>12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0.224">
                <text:p>0.224</text:p>
              </table:table-cell>
              <table:table-cell office:value-type="float" office:value="222">
                <text:p>22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">
                <text:p>181</text:p>
              </table:table-cell>
              <table:table-cell office:value-type="float" office:value="0.586">
                <text:p>0.586</text:p>
              </table:table-cell>
              <table:table-cell office:value-type="float" office:value="440">
                <text:p>440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">
                <text:p>188</text:p>
              </table:table-cell>
              <table:table-cell office:value-type="float" office:value="0.372">
                <text:p>0.372</text:p>
              </table:table-cell>
              <table:table-cell office:value-type="float" office:value="338">
                <text:p>338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0.811">
                <text:p>0.811</text:p>
              </table:table-cell>
              <table:table-cell office:value-type="float" office:value="468">
                <text:p>46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">
                <text:p>107</text:p>
              </table:table-cell>
              <table:table-cell office:value-type="float" office:value="0.477">
                <text:p>0.477</text:p>
              </table:table-cell>
              <table:table-cell office:value-type="float" office:value="173">
                <text:p>173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0.636">
                <text:p>0.636</text:p>
              </table:table-cell>
              <table:table-cell office:value-type="float" office:value="290">
                <text:p>29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0">
                <text:p>190</text:p>
              </table:table-cell>
              <table:table-cell office:value-type="float" office:value="0.721">
                <text:p>0.721</text:p>
              </table:table-cell>
              <table:table-cell office:value-type="float" office:value="352">
                <text:p>352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0.767">
                <text:p>0.767</text:p>
              </table:table-cell>
              <table:table-cell office:value-type="float" office:value="335">
                <text:p>335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674">
                <text:p>0.674</text:p>
              </table:table-cell>
              <table:table-cell office:value-type="float" office:value="122">
                <text:p>1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.411">
                <text:p>1.411</text:p>
              </table:table-cell>
              <table:table-cell office:value-type="float" office:value="621">
                <text:p>621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">
                <text:p>283</text:p>
              </table:table-cell>
              <table:table-cell office:value-type="float" office:value="0.406">
                <text:p>0.406</text:p>
              </table:table-cell>
              <table:table-cell office:value-type="float" office:value="270">
                <text:p>270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0.902">
                <text:p>0.902</text:p>
              </table:table-cell>
              <table:table-cell office:value-type="float" office:value="215">
                <text:p>21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">
                <text:p>143</text:p>
              </table:table-cell>
              <table:table-cell office:value-type="float" office:value="0.615">
                <text:p>0.615</text:p>
              </table:table-cell>
              <table:table-cell office:value-type="float" office:value="603">
                <text:p>603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">
                <text:p>185</text:p>
              </table:table-cell>
              <table:table-cell office:value-type="float" office:value="0.676">
                <text:p>0.676</text:p>
              </table:table-cell>
              <table:table-cell office:value-type="float" office:value="228">
                <text:p>228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5">
                <text:p>435</text:p>
              </table:table-cell>
              <table:table-cell office:value-type="float" office:value="0.517">
                <text:p>0.517</text:p>
              </table:table-cell>
              <table:table-cell office:value-type="float" office:value="549">
                <text:p>549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0.895">
                <text:p>0.895</text:p>
              </table:table-cell>
              <table:table-cell office:value-type="float" office:value="115">
                <text:p>115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0.654">
                <text:p>0.654</text:p>
              </table:table-cell>
              <table:table-cell office:value-type="float" office:value="496">
                <text:p>496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0.539">
                <text:p>0.539</text:p>
              </table:table-cell>
              <table:table-cell office:value-type="float" office:value="292">
                <text:p>292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0.382">
                <text:p>0.382</text:p>
              </table:table-cell>
              <table:table-cell office:value-type="float" office:value="366">
                <text:p>366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0.342">
                <text:p>0.342</text:p>
              </table:table-cell>
              <table:table-cell office:value-type="float" office:value="634">
                <text:p>634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0.579">
                <text:p>0.579</text:p>
              </table:table-cell>
              <table:table-cell office:value-type="float" office:value="187">
                <text:p>187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538">
                <text:p>0.538</text:p>
              </table:table-cell>
              <table:table-cell office:value-type="float" office:value="470">
                <text:p>470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">
                <text:p>220</text:p>
              </table:table-cell>
              <table:table-cell office:value-type="float" office:value="0.85">
                <text:p>0.85</text:p>
              </table:table-cell>
              <table:table-cell office:value-type="float" office:value="327">
                <text:p>327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">
                <text:p>205</text:p>
              </table:table-cell>
              <table:table-cell office:value-type="float" office:value="0.761">
                <text:p>0.761</text:p>
              </table:table-cell>
              <table:table-cell office:value-type="float" office:value="730">
                <text:p>73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">
                <text:p>111</text:p>
              </table:table-cell>
              <table:table-cell office:value-type="float" office:value="0.658">
                <text:p>0.658</text:p>
              </table:table-cell>
              <table:table-cell office:value-type="float" office:value="227">
                <text:p>22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9">
                <text:p>289</text:p>
              </table:table-cell>
              <table:table-cell office:value-type="float" office:value="0.436">
                <text:p>0.436</text:p>
              </table:table-cell>
              <table:table-cell office:value-type="float" office:value="326">
                <text:p>326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0.906">
                <text:p>0.906</text:p>
              </table:table-cell>
              <table:table-cell office:value-type="float" office:value="540">
                <text:p>54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">
                <text:p>104</text:p>
              </table:table-cell>
              <table:table-cell office:value-type="float" office:value="0.327">
                <text:p>0.327</text:p>
              </table:table-cell>
              <table:table-cell office:value-type="float" office:value="454">
                <text:p>454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7">
                <text:p>327</text:p>
              </table:table-cell>
              <table:table-cell office:value-type="float" office:value="0.505">
                <text:p>0.505</text:p>
              </table:table-cell>
              <table:table-cell office:value-type="float" office:value="171">
                <text:p>171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0.624">
                <text:p>0.624</text:p>
              </table:table-cell>
              <table:table-cell office:value-type="float" office:value="433">
                <text:p>433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4">
                <text:p>514</text:p>
              </table:table-cell>
              <table:table-cell office:value-type="float" office:value="0.479">
                <text:p>0.479</text:p>
              </table:table-cell>
              <table:table-cell office:value-type="float" office:value="111">
                <text:p>11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0.867">
                <text:p>0.867</text:p>
              </table:table-cell>
              <table:table-cell office:value-type="float" office:value="304">
                <text:p>304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">
                <text:p>189</text:p>
              </table:table-cell>
              <table:table-cell office:value-type="float" office:value="0.587">
                <text:p>0.587</text:p>
              </table:table-cell>
              <table:table-cell office:value-type="float" office:value="374">
                <text:p>374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0.579">
                <text:p>0.579</text:p>
              </table:table-cell>
              <table:table-cell office:value-type="float" office:value="114">
                <text:p>11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0.669">
                <text:p>0.669</text:p>
              </table:table-cell>
              <table:table-cell office:value-type="float" office:value="312">
                <text:p>312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">
                <text:p>230</text:p>
              </table:table-cell>
              <table:table-cell office:value-type="float" office:value="0.717">
                <text:p>0.717</text:p>
              </table:table-cell>
              <table:table-cell office:value-type="float" office:value="104">
                <text:p>104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5">
                <text:p>235</text:p>
              </table:table-cell>
              <table:table-cell office:value-type="float" office:value="0.579">
                <text:p>0.579</text:p>
              </table:table-cell>
              <table:table-cell office:value-type="float" office:value="257">
                <text:p>257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0.058">
                <text:p>0.058</text:p>
              </table:table-cell>
              <table:table-cell office:value-type="float" office:value="246">
                <text:p>246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0.57">
                <text:p>0.57</text:p>
              </table:table-cell>
              <table:table-cell office:value-type="float" office:value="642">
                <text:p>64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">
                <text:p>175</text:p>
              </table:table-cell>
              <table:table-cell office:value-type="float" office:value="0.937">
                <text:p>0.937</text:p>
              </table:table-cell>
              <table:table-cell office:value-type="float" office:value="971">
                <text:p>971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0.653">
                <text:p>0.653</text:p>
              </table:table-cell>
              <table:table-cell office:value-type="float" office:value="541">
                <text:p>541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">
                <text:p>208</text:p>
              </table:table-cell>
              <table:table-cell office:value-type="float" office:value="0.553">
                <text:p>0.553</text:p>
              </table:table-cell>
              <table:table-cell office:value-type="float" office:value="176">
                <text:p>17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3">
                <text:p>213</text:p>
              </table:table-cell>
              <table:table-cell office:value-type="float" office:value="0.042">
                <text:p>0.042</text:p>
              </table:table-cell>
              <table:table-cell office:value-type="float" office:value="492">
                <text:p>49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0.174">
                <text:p>0.174</text:p>
              </table:table-cell>
              <table:table-cell office:value-type="float" office:value="346">
                <text:p>346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1">
                <text:p>331</text:p>
              </table:table-cell>
              <table:table-cell office:value-type="float" office:value="0.42">
                <text:p>0.42</text:p>
              </table:table-cell>
              <table:table-cell office:value-type="float" office:value="214">
                <text:p>21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">
                <text:p>138</text:p>
              </table:table-cell>
              <table:table-cell office:value-type="float" office:value="0.565">
                <text:p>0.565</text:p>
              </table:table-cell>
              <table:table-cell office:value-type="float" office:value="388">
                <text:p>388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4">
                <text:p>544</text:p>
              </table:table-cell>
              <table:table-cell office:value-type="float" office:value="0.524">
                <text:p>0.524</text:p>
              </table:table-cell>
              <table:table-cell office:value-type="float" office:value="283">
                <text:p>283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370">
                <text:p>37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.939">
                <text:p>0.939</text:p>
              </table:table-cell>
              <table:table-cell office:value-type="float" office:value="369">
                <text:p>369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4">
                <text:p>284</text:p>
              </table:table-cell>
              <table:table-cell office:value-type="float" office:value="0.658">
                <text:p>0.658</text:p>
              </table:table-cell>
              <table:table-cell office:value-type="float" office:value="508">
                <text:p>508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0.058">
                <text:p>0.058</text:p>
              </table:table-cell>
              <table:table-cell office:value-type="float" office:value="156">
                <text:p>156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0.889">
                <text:p>0.889</text:p>
              </table:table-cell>
              <table:table-cell office:value-type="float" office:value="574">
                <text:p>574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1.325">
                <text:p>1.325</text:p>
              </table:table-cell>
              <table:table-cell office:value-type="float" office:value="450">
                <text:p>450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">
                <text:p>134</text:p>
              </table:table-cell>
              <table:table-cell office:value-type="float" office:value="0.672">
                <text:p>0.672</text:p>
              </table:table-cell>
              <table:table-cell office:value-type="float" office:value="487">
                <text:p>487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3">
                <text:p>183</text:p>
              </table:table-cell>
              <table:table-cell office:value-type="float" office:value="0.596">
                <text:p>0.596</text:p>
              </table:table-cell>
              <table:table-cell office:value-type="float" office:value="392">
                <text:p>392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0.274">
                <text:p>0.274</text:p>
              </table:table-cell>
              <table:table-cell office:value-type="float" office:value="532">
                <text:p>532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">
                <text:p>137</text:p>
              </table:table-cell>
              <table:table-cell office:value-type="float" office:value="0.547">
                <text:p>0.547</text:p>
              </table:table-cell>
              <table:table-cell office:value-type="float" office:value="329">
                <text:p>329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0.598">
                <text:p>0.598</text:p>
              </table:table-cell>
              <table:table-cell office:value-type="float" office:value="601">
                <text:p>601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2">
                <text:p>272</text:p>
              </table:table-cell>
              <table:table-cell office:value-type="float" office:value="0.739">
                <text:p>0.739</text:p>
              </table:table-cell>
              <table:table-cell office:value-type="float" office:value="240">
                <text:p>24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  <table:table-cell office:value-type="float" office:value="0.362">
                <text:p>0.362</text:p>
              </table:table-cell>
              <table:table-cell office:value-type="float" office:value="584">
                <text:p>584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1">
                <text:p>241</text:p>
              </table:table-cell>
              <table:table-cell office:value-type="float" office:value="0.614">
                <text:p>0.614</text:p>
              </table:table-cell>
              <table:table-cell office:value-type="float" office:value="183">
                <text:p>183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">
                <text:p>126</text:p>
              </table:table-cell>
              <table:table-cell office:value-type="float" office:value="0.492">
                <text:p>0.492</text:p>
              </table:table-cell>
              <table:table-cell office:value-type="float" office:value="266">
                <text:p>266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0.609">
                <text:p>0.609</text:p>
              </table:table-cell>
              <table:table-cell office:value-type="float" office:value="198">
                <text:p>198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487">
                <text:p>487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4">
                <text:p>334</text:p>
              </table:table-cell>
              <table:table-cell office:value-type="float" office:value="0.497">
                <text:p>0.497</text:p>
              </table:table-cell>
              <table:table-cell office:value-type="float" office:value="113">
                <text:p>11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1.1">
                <text:p>1.1</text:p>
              </table:table-cell>
              <table:table-cell office:value-type="float" office:value="937">
                <text:p>93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5">
                <text:p>315</text:p>
              </table:table-cell>
              <table:table-cell office:value-type="float" office:value="0.537">
                <text:p>0.537</text:p>
              </table:table-cell>
              <table:table-cell office:value-type="float" office:value="220">
                <text:p>22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0.36">
                <text:p>0.36</text:p>
              </table:table-cell>
              <table:table-cell office:value-type="float" office:value="282">
                <text:p>282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0.841">
                <text:p>0.841</text:p>
              </table:table-cell>
              <table:table-cell office:value-type="float" office:value="729">
                <text:p>729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0.222">
                <text:p>0.222</text:p>
              </table:table-cell>
              <table:table-cell office:value-type="float" office:value="397">
                <text:p>397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0.765">
                <text:p>0.765</text:p>
              </table:table-cell>
              <table:table-cell office:value-type="float" office:value="508">
                <text:p>508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">
                <text:p>95</text:p>
              </table:table-cell>
              <table:table-cell office:value-type="float" office:value="0.789">
                <text:p>0.789</text:p>
              </table:table-cell>
              <table:table-cell office:value-type="float" office:value="363">
                <text:p>363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0.967">
                <text:p>0.967</text:p>
              </table:table-cell>
              <table:table-cell office:value-type="float" office:value="341">
                <text:p>341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">
                <text:p>108</text:p>
              </table:table-cell>
              <table:table-cell office:value-type="float" office:value="0.75">
                <text:p>0.7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0.99">
                <text:p>0.99</text:p>
              </table:table-cell>
              <table:table-cell office:value-type="float" office:value="296">
                <text:p>296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0.532">
                <text:p>0.532</text:p>
              </table:table-cell>
              <table:table-cell office:value-type="float" office:value="504">
                <text:p>504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6">
                <text:p>226</text:p>
              </table:table-cell>
              <table:table-cell office:value-type="float" office:value="0.124">
                <text:p>0.124</text:p>
              </table:table-cell>
              <table:table-cell office:value-type="float" office:value="155">
                <text:p>155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">
                <text:p>522</text:p>
              </table:table-cell>
              <table:table-cell office:value-type="float" office:value="0.186">
                <text:p>0.186</text:p>
              </table:table-cell>
              <table:table-cell office:value-type="float" office:value="456">
                <text:p>456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">
                <text:p>190</text:p>
              </table:table-cell>
              <table:table-cell office:value-type="float" office:value="0.479">
                <text:p>0.479</text:p>
              </table:table-cell>
              <table:table-cell office:value-type="float" office:value="538">
                <text:p>538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4">
                <text:p>424</text:p>
              </table:table-cell>
              <table:table-cell office:value-type="float" office:value="0.422">
                <text:p>0.422</text:p>
              </table:table-cell>
              <table:table-cell office:value-type="float" office:value="305">
                <text:p>30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0.239">
                <text:p>0.239</text:p>
              </table:table-cell>
              <table:table-cell office:value-type="float" office:value="403">
                <text:p>40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7">
                <text:p>217</text:p>
              </table:table-cell>
              <table:table-cell office:value-type="float" office:value="0.728">
                <text:p>0.728</text:p>
              </table:table-cell>
              <table:table-cell office:value-type="float" office:value="402">
                <text:p>402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">
                <text:p>188</text:p>
              </table:table-cell>
              <table:table-cell office:value-type="float" office:value="0.649">
                <text:p>0.649</text:p>
              </table:table-cell>
              <table:table-cell office:value-type="float" office:value="501">
                <text:p>501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0.871">
                <text:p>0.871</text:p>
              </table:table-cell>
              <table:table-cell office:value-type="float" office:value="718">
                <text:p>718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4">
                <text:p>214</text:p>
              </table:table-cell>
              <table:table-cell office:value-type="float" office:value="0.593">
                <text:p>0.593</text:p>
              </table:table-cell>
              <table:table-cell office:value-type="float" office:value="530">
                <text:p>530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7">
                <text:p>97</text:p>
              </table:table-cell>
              <table:table-cell office:value-type="float" office:value="0.515">
                <text:p>0.515</text:p>
              </table:table-cell>
              <table:table-cell office:value-type="float" office:value="365">
                <text:p>36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6">
                <text:p>206</text:p>
              </table:table-cell>
              <table:table-cell office:value-type="float" office:value="0.403">
                <text:p>0.403</text:p>
              </table:table-cell>
              <table:table-cell office:value-type="float" office:value="639">
                <text:p>639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">
                <text:p>61</text:p>
              </table:table-cell>
              <table:table-cell office:value-type="float" office:value="1.098">
                <text:p>1.098</text:p>
              </table:table-cell>
              <table:table-cell office:value-type="float" office:value="178">
                <text:p>178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0.96">
                <text:p>0.96</text:p>
              </table:table-cell>
              <table:table-cell office:value-type="float" office:value="267">
                <text:p>26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">
                <text:p>55</text:p>
              </table:table-cell>
              <table:table-cell office:value-type="float" office:value="0.527">
                <text:p>0.527</text:p>
              </table:table-cell>
              <table:table-cell office:value-type="float" office:value="126">
                <text:p>126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759">
                <text:p>0.759</text:p>
              </table:table-cell>
              <table:table-cell office:value-type="float" office:value="182">
                <text:p>18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0.681">
                <text:p>0.681</text:p>
              </table:table-cell>
              <table:table-cell office:value-type="float" office:value="253">
                <text:p>253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">
                <text:p>47</text:p>
              </table:table-cell>
              <table:table-cell office:value-type="float" office:value="0.787">
                <text:p>0.787</text:p>
              </table:table-cell>
              <table:table-cell office:value-type="float" office:value="510">
                <text:p>510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0.885">
                <text:p>0.885</text:p>
              </table:table-cell>
              <table:table-cell office:value-type="float" office:value="436">
                <text:p>43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">
                <text:p>61</text:p>
              </table:table-cell>
              <table:table-cell office:value-type="float" office:value="0.148">
                <text:p>0.148</text:p>
              </table:table-cell>
              <table:table-cell office:value-type="float" office:value="297">
                <text:p>297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">
                <text:p>61</text:p>
              </table:table-cell>
              <table:table-cell office:value-type="float" office:value="0.262">
                <text:p>0.262</text:p>
              </table:table-cell>
              <table:table-cell office:value-type="float" office:value="198">
                <text:p>198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">
                <text:p>242</text:p>
              </table:table-cell>
              <table:table-cell office:value-type="float" office:value="0.851">
                <text:p>0.851</text:p>
              </table:table-cell>
              <table:table-cell office:value-type="float" office:value="994">
                <text:p>99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29">
                <text:p>0.029</text:p>
              </table:table-cell>
              <table:table-cell office:value-type="float" office:value="133">
                <text:p>1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">
                <text:p>121</text:p>
              </table:table-cell>
              <table:table-cell office:value-type="float" office:value="0.884">
                <text:p>0.884</text:p>
              </table:table-cell>
              <table:table-cell office:value-type="float" office:value="474">
                <text:p>474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0.541">
                <text:p>0.541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">
                <text:p>105</text:p>
              </table:table-cell>
              <table:table-cell office:value-type="float" office:value="0.79">
                <text:p>0.79</text:p>
              </table:table-cell>
              <table:table-cell office:value-type="float" office:value="206">
                <text:p>206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0.873">
                <text:p>0.873</text:p>
              </table:table-cell>
              <table:table-cell office:value-type="float" office:value="487">
                <text:p>487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">
                <text:p>172</text:p>
              </table:table-cell>
              <table:table-cell office:value-type="float" office:value="0.564">
                <text:p>0.564</text:p>
              </table:table-cell>
              <table:table-cell office:value-type="float" office:value="442">
                <text:p>442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8">
                <text:p>378</text:p>
              </table:table-cell>
              <table:table-cell office:value-type="float" office:value="0.526">
                <text:p>0.526</text:p>
              </table:table-cell>
              <table:table-cell office:value-type="float" office:value="211">
                <text:p>211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0.475">
                <text:p>0.475</text:p>
              </table:table-cell>
              <table:table-cell office:value-type="float" office:value="258">
                <text:p>258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9">
                <text:p>219</text:p>
              </table:table-cell>
              <table:table-cell office:value-type="float" office:value="0.557">
                <text:p>0.557</text:p>
              </table:table-cell>
              <table:table-cell office:value-type="float" office:value="459">
                <text:p>459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0.222">
                <text:p>0.222</text:p>
              </table:table-cell>
              <table:table-cell office:value-type="float" office:value="382">
                <text:p>38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4">
                <text:p>224</text:p>
              </table:table-cell>
              <table:table-cell office:value-type="float" office:value="0.576">
                <text:p>0.576</text:p>
              </table:table-cell>
              <table:table-cell office:value-type="float" office:value="253">
                <text:p>253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5">
                <text:p>595</text:p>
              </table:table-cell>
              <table:table-cell office:value-type="float" office:value="0.373">
                <text:p>0.373</text:p>
              </table:table-cell>
              <table:table-cell office:value-type="float" office:value="971">
                <text:p>971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7">
                <text:p>217</text:p>
              </table:table-cell>
              <table:table-cell office:value-type="float" office:value="0.373">
                <text:p>0.373</text:p>
              </table:table-cell>
              <table:table-cell office:value-type="float" office:value="158">
                <text:p>15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3">
                <text:p>113</text:p>
              </table:table-cell>
              <table:table-cell office:value-type="float" office:value="0.558">
                <text:p>0.558</text:p>
              </table:table-cell>
              <table:table-cell office:value-type="float" office:value="671">
                <text:p>671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">
                <text:p>123</text:p>
              </table:table-cell>
              <table:table-cell office:value-type="float" office:value="1.033">
                <text:p>1.033</text:p>
              </table:table-cell>
              <table:table-cell office:value-type="float" office:value="927">
                <text:p>927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0.337">
                <text:p>0.337</text:p>
              </table:table-cell>
              <table:table-cell office:value-type="float" office:value="504">
                <text:p>504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0.336">
                <text:p>0.336</text:p>
              </table:table-cell>
              <table:table-cell office:value-type="float" office:value="269">
                <text:p>26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">
                <text:p>84</text:p>
              </table:table-cell>
              <table:table-cell office:value-type="float" office:value="0.536">
                <text:p>0.536</text:p>
              </table:table-cell>
              <table:table-cell office:value-type="float" office:value="228">
                <text:p>228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0.577">
                <text:p>0.577</text:p>
              </table:table-cell>
              <table:table-cell office:value-type="float" office:value="149">
                <text:p>149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">
                <text:p>255</text:p>
              </table:table-cell>
              <table:table-cell office:value-type="float" office:value="0.525">
                <text:p>0.525</text:p>
              </table:table-cell>
              <table:table-cell office:value-type="float" office:value="286">
                <text:p>286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5">
                <text:p>275</text:p>
              </table:table-cell>
              <table:table-cell office:value-type="float" office:value="0.811">
                <text:p>0.811</text:p>
              </table:table-cell>
              <table:table-cell office:value-type="float" office:value="196">
                <text:p>196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">
                <text:p>144</text:p>
              </table:table-cell>
              <table:table-cell office:value-type="float" office:value="0.417">
                <text:p>0.417</text:p>
              </table:table-cell>
              <table:table-cell office:value-type="float" office:value="273">
                <text:p>273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1">
                <text:p>131</text:p>
              </table:table-cell>
              <table:table-cell office:value-type="float" office:value="0.489">
                <text:p>0.489</text:p>
              </table:table-cell>
              <table:table-cell office:value-type="float" office:value="221">
                <text:p>221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558">
                <text:p>0.558</text:p>
              </table:table-cell>
              <table:table-cell office:value-type="float" office:value="411">
                <text:p>411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2">
                <text:p>212</text:p>
              </table:table-cell>
              <table:table-cell office:value-type="float" office:value="0.368">
                <text:p>0.368</text:p>
              </table:table-cell>
              <table:table-cell office:value-type="float" office:value="226">
                <text:p>22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3">
                <text:p>363</text:p>
              </table:table-cell>
              <table:table-cell office:value-type="float" office:value="0.658">
                <text:p>0.658</text:p>
              </table:table-cell>
              <table:table-cell office:value-type="float" office:value="452">
                <text:p>452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0.832">
                <text:p>0.832</text:p>
              </table:table-cell>
              <table:table-cell office:value-type="float" office:value="444">
                <text:p>444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">
                <text:p>113</text:p>
              </table:table-cell>
              <table:table-cell office:value-type="float" office:value="0.708">
                <text:p>0.708</text:p>
              </table:table-cell>
              <table:table-cell office:value-type="float" office:value="224">
                <text:p>224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5">
                <text:p>405</text:p>
              </table:table-cell>
              <table:table-cell office:value-type="float" office:value="0.521">
                <text:p>0.521</text:p>
              </table:table-cell>
              <table:table-cell office:value-type="float" office:value="369">
                <text:p>369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">
                <text:p>67</text:p>
              </table:table-cell>
              <table:table-cell office:value-type="float" office:value="0.448">
                <text:p>0.448</text:p>
              </table:table-cell>
              <table:table-cell office:value-type="float" office:value="118">
                <text:p>118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">
                <text:p>260</text:p>
              </table:table-cell>
              <table:table-cell office:value-type="float" office:value="0.519">
                <text:p>0.519</text:p>
              </table:table-cell>
              <table:table-cell office:value-type="float" office:value="181">
                <text:p>181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">
                <text:p>73</text:p>
              </table:table-cell>
              <table:table-cell office:value-type="float" office:value="0.438">
                <text:p>0.438</text:p>
              </table:table-cell>
              <table:table-cell office:value-type="float" office:value="85">
                <text:p>85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1.027">
                <text:p>1.027</text:p>
              </table:table-cell>
              <table:table-cell office:value-type="float" office:value="229">
                <text:p>22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0.183">
                <text:p>0.183</text:p>
              </table:table-cell>
              <table:table-cell office:value-type="float" office:value="176">
                <text:p>176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">
                <text:p>178</text:p>
              </table:table-cell>
              <table:table-cell office:value-type="float" office:value="0.708">
                <text:p>0.708</text:p>
              </table:table-cell>
              <table:table-cell office:value-type="float" office:value="344">
                <text:p>344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1.2">
                <text:p>1.2</text:p>
              </table:table-cell>
              <table:table-cell office:value-type="float" office:value="289">
                <text:p>289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">
                <text:p>78</text:p>
              </table:table-cell>
              <table:table-cell office:value-type="float" office:value="0.513">
                <text:p>0.513</text:p>
              </table:table-cell>
              <table:table-cell office:value-type="float" office:value="225">
                <text:p>22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0">
                <text:p>210</text:p>
              </table:table-cell>
              <table:table-cell office:value-type="float" office:value="0.695">
                <text:p>0.695</text:p>
              </table:table-cell>
              <table:table-cell office:value-type="float" office:value="332">
                <text:p>332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9">
                <text:p>129</text:p>
              </table:table-cell>
              <table:table-cell office:value-type="float" office:value="0.442">
                <text:p>0.442</text:p>
              </table:table-cell>
              <table:table-cell office:value-type="float" office:value="170">
                <text:p>17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">
                <text:p>263</text:p>
              </table:table-cell>
              <table:table-cell office:value-type="float" office:value="0.506">
                <text:p>0.506</text:p>
              </table:table-cell>
              <table:table-cell office:value-type="float" office:value="499">
                <text:p>499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0">
                <text:p>130</text:p>
              </table:table-cell>
              <table:table-cell office:value-type="float" office:value="0.7">
                <text:p>0.7</text:p>
              </table:table-cell>
              <table:table-cell office:value-type="float" office:value="265">
                <text:p>265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  <table:table-cell office:value-type="float" office:value="0.605">
                <text:p>0.605</text:p>
              </table:table-cell>
              <table:table-cell office:value-type="float" office:value="135">
                <text:p>135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0">
                <text:p>160</text:p>
              </table:table-cell>
              <table:table-cell office:value-type="float" office:value="0.438">
                <text:p>0.438</text:p>
              </table:table-cell>
              <table:table-cell office:value-type="float" office:value="259">
                <text:p>259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">
                <text:p>109</text:p>
              </table:table-cell>
              <table:table-cell office:value-type="float" office:value="0.596">
                <text:p>0.596</text:p>
              </table:table-cell>
              <table:table-cell office:value-type="float" office:value="215">
                <text:p>21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48">
                <text:p>0.348</text:p>
              </table:table-cell>
              <table:table-cell office:value-type="float" office:value="590">
                <text:p>59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">
                <text:p>99</text:p>
              </table:table-cell>
              <table:table-cell office:value-type="float" office:value="0.818">
                <text:p>0.818</text:p>
              </table:table-cell>
              <table:table-cell office:value-type="float" office:value="482">
                <text:p>482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9">
                <text:p>139</text:p>
              </table:table-cell>
              <table:table-cell office:value-type="float" office:value="0.669">
                <text:p>0.669</text:p>
              </table:table-cell>
              <table:table-cell office:value-type="float" office:value="307">
                <text:p>307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">
                <text:p>205</text:p>
              </table:table-cell>
              <table:table-cell office:value-type="float" office:value="0.454">
                <text:p>0.454</text:p>
              </table:table-cell>
              <table:table-cell office:value-type="float" office:value="193">
                <text:p>19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2">
                <text:p>172</text:p>
              </table:table-cell>
              <table:table-cell office:value-type="float" office:value="0.547">
                <text:p>0.547</text:p>
              </table:table-cell>
              <table:table-cell office:value-type="float" office:value="211">
                <text:p>211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">
                <text:p>65</text:p>
              </table:table-cell>
              <table:table-cell office:value-type="float" office:value="1.062">
                <text:p>1.062</text:p>
              </table:table-cell>
              <table:table-cell office:value-type="float" office:value="431">
                <text:p>431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3">
                <text:p>223</text:p>
              </table:table-cell>
              <table:table-cell office:value-type="float" office:value="0.619">
                <text:p>0.619</text:p>
              </table:table-cell>
              <table:table-cell office:value-type="float" office:value="349">
                <text:p>349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0.537">
                <text:p>0.537</text:p>
              </table:table-cell>
              <table:table-cell office:value-type="float" office:value="447">
                <text:p>44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1">
                <text:p>571</text:p>
              </table:table-cell>
              <table:table-cell office:value-type="float" office:value="0.618">
                <text:p>0.618</text:p>
              </table:table-cell>
              <table:table-cell office:value-type="float" office:value="244">
                <text:p>244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1">
                <text:p>211</text:p>
              </table:table-cell>
              <table:table-cell office:value-type="float" office:value="0.483">
                <text:p>0.483</text:p>
              </table:table-cell>
              <table:table-cell office:value-type="float" office:value="821">
                <text:p>821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">
                <text:p>182</text:p>
              </table:table-cell>
              <table:table-cell office:value-type="float" office:value="0.396">
                <text:p>0.396</text:p>
              </table:table-cell>
              <table:table-cell office:value-type="float" office:value="475">
                <text:p>475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5">
                <text:p>185</text:p>
              </table:table-cell>
              <table:table-cell office:value-type="float" office:value="0.762">
                <text:p>0.762</text:p>
              </table:table-cell>
              <table:table-cell office:value-type="float" office:value="171">
                <text:p>171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">
                <text:p>345</text:p>
              </table:table-cell>
              <table:table-cell office:value-type="float" office:value="0.397">
                <text:p>0.397</text:p>
              </table:table-cell>
              <table:table-cell office:value-type="float" office:value="327">
                <text:p>3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5">
                <text:p>205</text:p>
              </table:table-cell>
              <table:table-cell office:value-type="float" office:value="0.507">
                <text:p>0.507</text:p>
              </table:table-cell>
              <table:table-cell office:value-type="float" office:value="397">
                <text:p>397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1.075">
                <text:p>1.075</text:p>
              </table:table-cell>
              <table:table-cell office:value-type="float" office:value="428">
                <text:p>42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">
                <text:p>62</text:p>
              </table:table-cell>
              <table:table-cell office:value-type="float" office:value="0.823">
                <text:p>0.823</text:p>
              </table:table-cell>
              <table:table-cell office:value-type="float" office:value="174">
                <text:p>174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">
                <text:p>102</text:p>
              </table:table-cell>
              <table:table-cell office:value-type="float" office:value="0.716">
                <text:p>0.716</text:p>
              </table:table-cell>
              <table:table-cell office:value-type="float" office:value="233">
                <text:p>233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">
                <text:p>115</text:p>
              </table:table-cell>
              <table:table-cell office:value-type="float" office:value="0.913">
                <text:p>0.913</text:p>
              </table:table-cell>
              <table:table-cell office:value-type="float" office:value="266">
                <text:p>266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9">
                <text:p>159</text:p>
              </table:table-cell>
              <table:table-cell office:value-type="float" office:value="1.038">
                <text:p>1.038</text:p>
              </table:table-cell>
              <table:table-cell office:value-type="float" office:value="503">
                <text:p>503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">
                <text:p>47</text:p>
              </table:table-cell>
              <table:table-cell office:value-type="float" office:value="0.489">
                <text:p>0.489</text:p>
              </table:table-cell>
              <table:table-cell office:value-type="float" office:value="347">
                <text:p>347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0.708">
                <text:p>0.708</text:p>
              </table:table-cell>
              <table:table-cell office:value-type="float" office:value="730">
                <text:p>73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2">
                <text:p>132</text:p>
              </table:table-cell>
              <table:table-cell office:value-type="float" office:value="0.326">
                <text:p>0.326</text:p>
              </table:table-cell>
              <table:table-cell office:value-type="float" office:value="223">
                <text:p>223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">
                <text:p>58</text:p>
              </table:table-cell>
              <table:table-cell office:value-type="float" office:value="1.172">
                <text:p>1.172</text:p>
              </table:table-cell>
              <table:table-cell office:value-type="float" office:value="56">
                <text:p>5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7">
                <text:p>117</text:p>
              </table:table-cell>
              <table:table-cell office:value-type="float" office:value="0.658">
                <text:p>0.658</text:p>
              </table:table-cell>
              <table:table-cell office:value-type="float" office:value="161">
                <text:p>161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1.3">
                <text:p>1.3</text:p>
              </table:table-cell>
              <table:table-cell office:value-type="float" office:value="382">
                <text:p>38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5">
                <text:p>235</text:p>
              </table:table-cell>
              <table:table-cell office:value-type="float" office:value="0.209">
                <text:p>0.209</text:p>
              </table:table-cell>
              <table:table-cell office:value-type="float" office:value="439">
                <text:p>439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">
                <text:p>159</text:p>
              </table:table-cell>
              <table:table-cell office:value-type="float" office:value="0.836">
                <text:p>0.836</text:p>
              </table:table-cell>
              <table:table-cell office:value-type="float" office:value="215">
                <text:p>21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">
                <text:p>106</text:p>
              </table:table-cell>
              <table:table-cell office:value-type="float" office:value="0.189">
                <text:p>0.189</text:p>
              </table:table-cell>
              <table:table-cell office:value-type="float" office:value="494">
                <text:p>49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3">
                <text:p>173</text:p>
              </table:table-cell>
              <table:table-cell office:value-type="float" office:value="0.688">
                <text:p>0.688</text:p>
              </table:table-cell>
              <table:table-cell office:value-type="float" office:value="307">
                <text:p>307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">
                <text:p>154</text:p>
              </table:table-cell>
              <table:table-cell office:value-type="float" office:value="0.37">
                <text:p>0.37</text:p>
              </table:table-cell>
              <table:table-cell office:value-type="float" office:value="222">
                <text:p>222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">
                <text:p>105</text:p>
              </table:table-cell>
              <table:table-cell office:value-type="float" office:value="0.724">
                <text:p>0.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">
                <text:p>79</text:p>
              </table:table-cell>
              <table:table-cell office:value-type="float" office:value="0.418">
                <text:p>0.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5">
                <text:p>145</text:p>
              </table:table-cell>
              <table:table-cell office:value-type="float" office:value="0.662">
                <text:p>0.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0.492">
                <text:p>0.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">
                <text:p>127</text:p>
              </table:table-cell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1">
                <text:p>351</text:p>
              </table:table-cell>
              <table:table-cell office:value-type="float" office:value="0.564">
                <text:p>0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">
                <text:p>8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3">
                <text:p>213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0">
                <text:p>180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4">
                <text:p>104</text:p>
              </table:table-cell>
              <table:table-cell office:value-type="float" office:value="0.827">
                <text:p>0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">
                <text:p>86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">
                <text:p>167</text:p>
              </table:table-cell>
              <table:table-cell office:value-type="float" office:value="0.725">
                <text:p>0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">
                <text:p>84</text:p>
              </table:table-cell>
              <table:table-cell office:value-type="float" office:value="1.131">
                <text:p>1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">
                <text:p>105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2">
                <text:p>152</text:p>
              </table:table-cell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0.536">
                <text:p>0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7">
                <text:p>25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1">
                <text:p>201</text:p>
              </table:table-cell>
              <table:table-cell office:value-type="float" office:value="0.249">
                <text:p>0.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3">
                <text:p>143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0">
                <text:p>340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3">
                <text:p>323</text:p>
              </table:table-cell>
              <table:table-cell office:value-type="float" office:value="0.678">
                <text:p>0.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2">
                <text:p>152</text:p>
              </table:table-cell>
              <table:table-cell office:value-type="float" office:value="0.882">
                <text:p>0.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">
                <text:p>129</text:p>
              </table:table-cell>
              <table:table-cell office:value-type="float" office:value="0.837">
                <text:p>0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4">
                <text:p>224</text:p>
              </table:table-cell>
              <table:table-cell office:value-type="float" office:value="0.384">
                <text:p>0.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2">
                <text:p>152</text:p>
              </table:table-cell>
              <table:table-cell office:value-type="float" office:value="0.763">
                <text:p>0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0.767">
                <text:p>0.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3">
                <text:p>153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7">
                <text:p>207</text:p>
              </table:table-cell>
              <table:table-cell office:value-type="float" office:value="0.493">
                <text:p>0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6">
                <text:p>366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4">
                <text:p>174</text:p>
              </table:table-cell>
              <table:table-cell office:value-type="float" office:value="0.638">
                <text:p>0.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7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">
                <text:p>83</text:p>
              </table:table-cell>
              <table:table-cell office:value-type="float" office:value="0.819">
                <text:p>0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6">
                <text:p>226</text:p>
              </table:table-cell>
              <table:table-cell office:value-type="float" office:value="0.606">
                <text:p>0.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2">
                <text:p>152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">
                <text:p>62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3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">
                <text:p>83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0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">
                <text:p>41</text:p>
              </table:table-cell>
              <table:table-cell office:value-type="float" office:value="0.707">
                <text:p>0.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2">
                <text:p>112</text:p>
              </table:table-cell>
              <table:table-cell office:value-type="float" office:value="1.143">
                <text:p>1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1">
                <text:p>121</text:p>
              </table:table-cell>
              <table:table-cell office:value-type="float" office:value="0.603">
                <text:p>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5">
                <text:p>145</text:p>
              </table:table-cell>
              <table:table-cell office:value-type="float" office:value="0.655">
                <text:p>0.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5">
                <text:p>115</text:p>
              </table:table-cell>
              <table:table-cell office:value-type="float" office:value="0.235">
                <text:p>0.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5">
                <text:p>195</text:p>
              </table:table-cell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">
                <text:p>90</text:p>
              </table:table-cell>
              <table:table-cell office:value-type="float" office:value="0.467">
                <text:p>0.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4">
                <text:p>124</text:p>
              </table:table-cell>
              <table:table-cell office:value-type="float" office:value="0.782">
                <text:p>0.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0.631">
                <text:p>0.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">
                <text:p>146</text:p>
              </table:table-cell>
              <table:table-cell office:value-type="float" office:value="1.034">
                <text:p>1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">
                <text:p>8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4">
                <text:p>184</text:p>
              </table:table-cell>
              <table:table-cell office:value-type="float" office:value="0.685">
                <text:p>0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0.262">
                <text:p>0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0">
                <text:p>220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1">
                <text:p>121</text:p>
              </table:table-cell>
              <table:table-cell office:value-type="float" office:value="0.405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0">
                <text:p>240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1">
                <text:p>161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">
                <text:p>255</text:p>
              </table:table-cell>
              <table:table-cell office:value-type="float" office:value="0.569">
                <text:p>0.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3">
                <text:p>213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">
                <text:p>146</text:p>
              </table:table-cell>
              <table:table-cell office:value-type="float" office:value="0.555">
                <text:p>0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">
                <text:p>67</text:p>
              </table:table-cell>
              <table:table-cell office:value-type="float" office:value="0.493">
                <text:p>0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">
                <text:p>102</text:p>
              </table:table-cell>
              <table:table-cell office:value-type="float" office:value="0.637">
                <text:p>0.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2">
                <text:p>192</text:p>
              </table:table-cell>
              <table:table-cell office:value-type="float" office:value="0.438">
                <text:p>0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8">
                <text:p>268</text:p>
              </table:table-cell>
              <table:table-cell office:value-type="float" office:value="0.601">
                <text:p>0.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">
                <text:p>74</text:p>
              </table:table-cell>
              <table:table-cell office:value-type="float" office:value="0.838">
                <text:p>0.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7">
                <text:p>197</text:p>
              </table:table-cell>
              <table:table-cell office:value-type="float" office:value="0.655">
                <text:p>0.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">
                <text:p>163</text:p>
              </table:table-cell>
              <table:table-cell office:value-type="float" office:value="0.626">
                <text:p>0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4">
                <text:p>254</text:p>
              </table:table-cell>
              <table:table-cell office:value-type="float" office:value="0.315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0.787">
                <text:p>0.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">
                <text:p>69</text:p>
              </table:table-cell>
              <table:table-cell office:value-type="float" office:value="0.188">
                <text:p>0.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1">
                <text:p>111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">
                <text:p>162</text:p>
              </table:table-cell>
              <table:table-cell office:value-type="float" office:value="1.099">
                <text:p>1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9">
                <text:p>529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">
                <text:p>200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5">
                <text:p>305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">
                <text:p>43</text:p>
              </table:table-cell>
              <table:table-cell office:value-type="float" office:value="0.605">
                <text:p>0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">
                <text:p>41</text:p>
              </table:table-cell>
              <table:table-cell office:value-type="float" office:value="1.244">
                <text:p>1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">
                <text:p>150</text:p>
              </table:table-cell>
              <table:table-cell office:value-type="float" office:value="0.727">
                <text:p>0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">
                <text:p>55</text:p>
              </table:table-cell>
              <table:table-cell office:value-type="float" office:value="0.418">
                <text:p>0.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3">
                <text:p>163</text:p>
              </table:table-cell>
              <table:table-cell office:value-type="float" office:value="0.644">
                <text:p>0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">
                <text:p>103</text:p>
              </table:table-cell>
              <table:table-cell office:value-type="float" office:value="0.146">
                <text:p>0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0.988">
                <text:p>0.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5">
                <text:p>145</text:p>
              </table:table-cell>
              <table:table-cell office:value-type="float" office:value="0.503">
                <text:p>0.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7">
                <text:p>217</text:p>
              </table:table-cell>
              <table:table-cell office:value-type="float" office:value="0.696">
                <text:p>0.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5">
                <text:p>315</text:p>
              </table:table-cell>
              <table:table-cell office:value-type="float" office:value="0.606">
                <text:p>0.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">
                <text:p>62</text:p>
              </table:table-cell>
              <table:table-cell office:value-type="float" office:value="1.113">
                <text:p>1.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0.906">
                <text:p>0.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">
                <text:p>49</text:p>
              </table:table-cell>
              <table:table-cell office:value-type="float" office:value="1.143">
                <text:p>1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5">
                <text:p>10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4">
                <text:p>274</text:p>
              </table:table-cell>
              <table:table-cell office:value-type="float" office:value="0.434">
                <text:p>0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9">
                <text:p>229</text:p>
              </table:table-cell>
              <table:table-cell office:value-type="float" office:value="0.603">
                <text:p>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8">
                <text:p>58</text:p>
              </table:table-cell>
              <table:table-cell office:value-type="float" office:value="0.828">
                <text:p>0.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3">
                <text:p>133</text:p>
              </table:table-cell>
              <table:table-cell office:value-type="float" office:value="0.699">
                <text:p>0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">
                <text:p>99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3">
                <text:p>293</text:p>
              </table:table-cell>
              <table:table-cell office:value-type="float" office:value="0.573">
                <text:p>0.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0">
                <text:p>120</text:p>
              </table:table-cell>
              <table:table-cell office:value-type="float" office:value="0.842">
                <text:p>0.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">
                <text:p>73</text:p>
              </table:table-cell>
              <table:table-cell office:value-type="float" office:value="0.836">
                <text:p>0.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1">
                <text:p>311</text:p>
              </table:table-cell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2">
                <text:p>112</text:p>
              </table:table-cell>
              <table:table-cell office:value-type="float" office:value="0.393">
                <text:p>0.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0">
                <text:p>170</text:p>
              </table:table-cell>
              <table:table-cell office:value-type="float" office:value="0.712">
                <text:p>0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">
                <text:p>122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">
                <text:p>179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7">
                <text:p>307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9">
                <text:p>189</text:p>
              </table:table-cell>
              <table:table-cell office:value-type="float" office:value="0.365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0.903">
                <text:p>0.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5">
                <text:p>185</text:p>
              </table:table-cell>
              <table:table-cell office:value-type="float" office:value="0.627">
                <text:p>0.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">
                <text:p>118</text:p>
              </table:table-cell>
              <table:table-cell office:value-type="float" office:value="0.754">
                <text:p>0.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8">
                <text:p>158</text:p>
              </table:table-cell>
              <table:table-cell office:value-type="float" office:value="0.494">
                <text:p>0.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">
                <text:p>181</text:p>
              </table:table-cell>
              <table:table-cell office:value-type="float" office:value="0.646">
                <text:p>0.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8">
                <text:p>118</text:p>
              </table:table-cell>
              <table:table-cell office:value-type="float" office:value="0.542">
                <text:p>0.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9">
                <text:p>189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4">
                <text:p>264</text:p>
              </table:table-cell>
              <table:table-cell office:value-type="float" office:value="0.561">
                <text:p>0.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">
                <text:p>163</text:p>
              </table:table-cell>
              <table:table-cell office:value-type="float" office:value="0.393">
                <text:p>0.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7">
                <text:p>487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">
                <text:p>50</text:p>
              </table:table-cell>
              <table:table-cell office:value-type="float" office:value="1.14">
                <text:p>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1">
                <text:p>251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5">
                <text:p>65</text:p>
              </table:table-cell>
              <table:table-cell office:value-type="float" office:value="0.708">
                <text:p>0.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4">
                <text:p>74</text:p>
              </table:table-cell>
              <table:table-cell office:value-type="float" office:value="0.919">
                <text:p>0.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">
                <text:p>62</text:p>
              </table:table-cell>
              <table:table-cell office:value-type="float" office:value="0.968">
                <text:p>0.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9">
                <text:p>119</text:p>
              </table:table-cell>
              <table:table-cell office:value-type="float" office:value="0.613">
                <text:p>0.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">
                <text:p>94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2">
                <text:p>192</text:p>
              </table:table-cell>
              <table:table-cell office:value-type="float" office:value="0.786">
                <text:p>0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">
                <text:p>56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6">
                <text:p>76</text:p>
              </table:table-cell>
              <table:table-cell office:value-type="float" office:value="0.947">
                <text:p>0.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">
                <text:p>43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7">
                <text:p>87</text:p>
              </table:table-cell>
              <table:table-cell office:value-type="float" office:value="0.632">
                <text:p>0.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">
                <text:p>89</text:p>
              </table:table-cell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8">
                <text:p>158</text:p>
              </table:table-cell>
              <table:table-cell office:value-type="float" office:value="0.481">
                <text:p>0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5">
                <text:p>135</text:p>
              </table:table-cell>
              <table:table-cell office:value-type="float" office:value="0.711">
                <text:p>0.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2">
                <text:p>262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4">
                <text:p>84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">
                <text:p>83</text:p>
              </table:table-cell>
              <table:table-cell office:value-type="float" office:value="0.313">
                <text:p>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8">
                <text:p>128</text:p>
              </table:table-cell>
              <table:table-cell office:value-type="float" office:value="0.531">
                <text:p>0.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">
                <text:p>74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">
                <text:p>99</text:p>
              </table:table-cell>
              <table:table-cell office:value-type="float" office:value="1.061">
                <text:p>1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">
                <text:p>127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2">
                <text:p>312</text:p>
              </table:table-cell>
              <table:table-cell office:value-type="float" office:value="0.747">
                <text:p>0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7">
                <text:p>167</text:p>
              </table:table-cell>
              <table:table-cell office:value-type="float" office:value="0.611">
                <text:p>0.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">
                <text:p>47</text:p>
              </table:table-cell>
              <table:table-cell office:value-type="float" office:value="1.191">
                <text:p>1.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">
                <text:p>71</text:p>
              </table:table-cell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7">
                <text:p>117</text:p>
              </table:table-cell>
              <table:table-cell office:value-type="float" office:value="1.085">
                <text:p>1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">
                <text:p>115</text:p>
              </table:table-cell>
              <table:table-cell office:value-type="float" office:value="0.478">
                <text:p>0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9">
                <text:p>339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9">
                <text:p>339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40">
                <text:p>740</text:p>
              </table:table-cell>
              <table:table-cell office:value-type="float" office:value="0.312">
                <text:p>0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1">
                <text:p>161</text:p>
              </table:table-cell>
              <table:table-cell office:value-type="float" office:value="0.776">
                <text:p>0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">
                <text:p>112</text:p>
              </table:table-cell>
              <table:table-cell office:value-type="float" office:value="0.679">
                <text:p>0.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4">
                <text:p>224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">
                <text:p>83</text:p>
              </table:table-cell>
              <table:table-cell office:value-type="float" office:value="0.313">
                <text:p>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8">
                <text:p>588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3">
                <text:p>12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4">
                <text:p>354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1">
                <text:p>211</text:p>
              </table:table-cell>
              <table:table-cell office:value-type="float" office:value="0.588">
                <text:p>0.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">
                <text:p>113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">
                <text:p>101</text:p>
              </table:table-cell>
              <table:table-cell office:value-type="float" office:value="0.564">
                <text:p>0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">
                <text:p>77</text:p>
              </table:table-cell>
              <table:table-cell office:value-type="float" office:value="0.766">
                <text:p>0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">
                <text:p>26</text:p>
              </table:table-cell>
              <table:table-cell office:value-type="float" office:value="0.423">
                <text:p>0.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7">
                <text:p>187</text:p>
              </table:table-cell>
              <table:table-cell office:value-type="float" office:value="0.658">
                <text:p>0.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3">
                <text:p>163</text:p>
              </table:table-cell>
              <table:table-cell office:value-type="float" office:value="1.006">
                <text:p>1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">
                <text:p>42</text:p>
              </table:table-cell>
              <table:table-cell office:value-type="float" office:value="0.762">
                <text:p>0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6">
                <text:p>336</text:p>
              </table:table-cell>
              <table:table-cell office:value-type="float" office:value="0.595">
                <text:p>0.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0">
                <text:p>210</text:p>
              </table:table-cell>
              <table:table-cell office:value-type="float" office:value="0.376">
                <text:p>0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">
                <text:p>85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1">
                <text:p>111</text:p>
              </table:table-cell>
              <table:table-cell office:value-type="float" office:value="0.784">
                <text:p>0.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2">
                <text:p>122</text:p>
              </table:table-cell>
              <table:table-cell office:value-type="float" office:value="0.697">
                <text:p>0.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8">
                <text:p>138</text:p>
              </table:table-cell>
              <table:table-cell office:value-type="float" office:value="0.355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5">
                <text:p>175</text:p>
              </table:table-cell>
              <table:table-cell office:value-type="float" office:value="0.406">
                <text:p>0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">
                <text:p>139</text:p>
              </table:table-cell>
              <table:table-cell office:value-type="float" office:value="0.417">
                <text:p>0.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9">
                <text:p>139</text:p>
              </table:table-cell>
              <table:table-cell office:value-type="float" office:value="0.453">
                <text:p>0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6">
                <text:p>146</text:p>
              </table:table-cell>
              <table:table-cell office:value-type="float" office:value="0.527">
                <text:p>0.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6">
                <text:p>106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">
                <text:p>81</text:p>
              </table:table-cell>
              <table:table-cell office:value-type="float" office:value="0.679">
                <text:p>0.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4">
                <text:p>104</text:p>
              </table:table-cell>
              <table:table-cell office:value-type="float" office:value="0.692">
                <text:p>0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6">
                <text:p>186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">
                <text:p>43</text:p>
              </table:table-cell>
              <table:table-cell office:value-type="float" office:value="0.558">
                <text:p>0.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5">
                <text:p>285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">
                <text:p>83</text:p>
              </table:table-cell>
              <table:table-cell office:value-type="float" office:value="0.783">
                <text:p>0.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8">
                <text:p>248</text:p>
              </table:table-cell>
              <table:table-cell office:value-type="float" office:value="0.669">
                <text:p>0.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1">
                <text:p>131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">
                <text:p>82</text:p>
              </table:table-cell>
              <table:table-cell office:value-type="float" office:value="0.537">
                <text:p>0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2">
                <text:p>152</text:p>
              </table:table-cell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3">
                <text:p>143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">
                <text:p>151</text:p>
              </table:table-cell>
              <table:table-cell office:value-type="float" office:value="0.576">
                <text:p>0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7">
                <text:p>237</text:p>
              </table:table-cell>
              <table:table-cell office:value-type="float" office:value="0.549">
                <text:p>0.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5">
                <text:p>125</text:p>
              </table:table-cell>
              <table:table-cell office:value-type="float" office:value="0.712">
                <text:p>0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3">
                <text:p>83</text:p>
              </table:table-cell>
              <table:table-cell office:value-type="float" office:value="0.831">
                <text:p>0.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0">
                <text:p>120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">
                <text:p>52</text:p>
              </table:table-cell>
              <table:table-cell office:value-type="float" office:value="0.442">
                <text:p>0.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2">
                <text:p>252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1">
                <text:p>331</text:p>
              </table:table-cell>
              <table:table-cell office:value-type="float" office:value="0.613">
                <text:p>0.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">
                <text:p>67</text:p>
              </table:table-cell>
              <table:table-cell office:value-type="float" office:value="0.836">
                <text:p>0.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">
                <text:p>159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6">
                <text:p>86</text:p>
              </table:table-cell>
              <table:table-cell office:value-type="float" office:value="0.791">
                <text:p>0.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">
                <text:p>96</text:p>
              </table:table-cell>
              <table:table-cell office:value-type="float" office:value="0.698">
                <text:p>0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">
                <text:p>143</text:p>
              </table:table-cell>
              <table:table-cell office:value-type="float" office:value="0.699">
                <text:p>0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8">
                <text:p>548</text:p>
              </table:table-cell>
              <table:table-cell office:value-type="float" office:value="0.383">
                <text:p>0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0.871">
                <text:p>0.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4">
                <text:p>94</text:p>
              </table:table-cell>
              <table:table-cell office:value-type="float" office:value="0.798">
                <text:p>0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8">
                <text:p>27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6">
                <text:p>166</text:p>
              </table:table-cell>
              <table:table-cell office:value-type="float" office:value="0.777">
                <text:p>0.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">
                <text:p>40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0">
                <text:p>260</text:p>
              </table:table-cell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">
                <text:p>143</text:p>
              </table:table-cell>
              <table:table-cell office:value-type="float" office:value="1.021">
                <text:p>1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">
                <text:p>261</text:p>
              </table:table-cell>
              <table:table-cell office:value-type="float" office:value="0.536">
                <text:p>0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0">
                <text:p>290</text:p>
              </table:table-cell>
              <table:table-cell office:value-type="float" office:value="0.417">
                <text:p>0.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3">
                <text:p>123</text:p>
              </table:table-cell>
              <table:table-cell office:value-type="float" office:value="0.764">
                <text:p>0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">
                <text:p>42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6">
                <text:p>516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">
                <text:p>77</text:p>
              </table:table-cell>
              <table:table-cell office:value-type="float" office:value="0.909">
                <text:p>0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7">
                <text:p>357</text:p>
              </table:table-cell>
              <table:table-cell office:value-type="float" office:value="0.331">
                <text:p>0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6">
                <text:p>196</text:p>
              </table:table-cell>
              <table:table-cell office:value-type="float" office:value="0.423">
                <text:p>0.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0.906">
                <text:p>0.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7">
                <text:p>227</text:p>
              </table:table-cell>
              <table:table-cell office:value-type="float" office:value="0.643">
                <text:p>0.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.704">
                <text:p>0.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7">
                <text:p>167</text:p>
              </table:table-cell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">
                <text:p>74</text:p>
              </table:table-cell>
              <table:table-cell office:value-type="float" office:value="0.946">
                <text:p>0.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2">
                <text:p>142</text:p>
              </table:table-cell>
              <table:table-cell office:value-type="float" office:value="0.683">
                <text:p>0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2">
                <text:p>92</text:p>
              </table:table-cell>
              <table:table-cell office:value-type="float" office:value="0.163">
                <text:p>0.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4">
                <text:p>174</text:p>
              </table:table-cell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">
                <text:p>98</text:p>
              </table:table-cell>
              <table:table-cell office:value-type="float" office:value="0.684">
                <text:p>0.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">
                <text:p>147</text:p>
              </table:table-cell>
              <table:table-cell office:value-type="float" office:value="0.578">
                <text:p>0.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0">
                <text:p>110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8">
                <text:p>168</text:p>
              </table:table-cell>
              <table:table-cell office:value-type="float" office:value="0.583">
                <text:p>0.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">
                <text:p>91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2">
                <text:p>202</text:p>
              </table:table-cell>
              <table:table-cell office:value-type="float" office:value="0.391">
                <text:p>0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2">
                <text:p>192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">
                <text:p>131</text:p>
              </table:table-cell>
              <table:table-cell office:value-type="float" office:value="0.885">
                <text:p>0.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7">
                <text:p>77</text:p>
              </table:table-cell>
              <table:table-cell office:value-type="float" office:value="0.792">
                <text:p>0.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7">
                <text:p>67</text:p>
              </table:table-cell>
              <table:table-cell office:value-type="float" office:value="0.836">
                <text:p>0.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6">
                <text:p>86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4">
                <text:p>104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0">
                <text:p>460</text:p>
              </table:table-cell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0">
                <text:p>140</text:p>
              </table:table-cell>
              <table:table-cell office:value-type="float" office:value="0.493">
                <text:p>0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4">
                <text:p>374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">
                <text:p>83</text:p>
              </table:table-cell>
              <table:table-cell office:value-type="float" office:value="1.048">
                <text:p>1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3">
                <text:p>173</text:p>
              </table:table-cell>
              <table:table-cell office:value-type="float" office:value="0.618">
                <text:p>0.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1">
                <text:p>221</text:p>
              </table:table-cell>
              <table:table-cell office:value-type="float" office:value="0.584">
                <text:p>0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">
                <text:p>90</text:p>
              </table:table-cell>
              <table:table-cell office:value-type="float" office:value="1.033">
                <text:p>1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1">
                <text:p>401</text:p>
              </table:table-cell>
              <table:table-cell office:value-type="float" office:value="0.574">
                <text:p>0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">
                <text:p>148</text:p>
              </table:table-cell>
              <table:table-cell office:value-type="float" office:value="0.615">
                <text:p>0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">
                <text:p>106</text:p>
              </table:table-cell>
              <table:table-cell office:value-type="float" office:value="0.698">
                <text:p>0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7">
                <text:p>177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1">
                <text:p>51</text:p>
              </table:table-cell>
              <table:table-cell office:value-type="float" office:value="0.529">
                <text:p>0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">
                <text:p>123</text:p>
              </table:table-cell>
              <table:table-cell office:value-type="float" office:value="0.577">
                <text:p>0.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">
                <text:p>121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">
                <text:p>150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">
                <text:p>200</text:p>
              </table:table-cell>
              <table:table-cell office:value-type="float" office:value="0.575">
                <text:p>0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">
                <text:p>189</text:p>
              </table:table-cell>
              <table:table-cell office:value-type="float" office:value="0.608">
                <text:p>0.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2">
                <text:p>102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">
                <text:p>129</text:p>
              </table:table-cell>
              <table:table-cell office:value-type="float" office:value="0.558">
                <text:p>0.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6">
                <text:p>116</text:p>
              </table:table-cell>
              <table:table-cell office:value-type="float" office:value="0.819">
                <text:p>0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9">
                <text:p>79</text:p>
              </table:table-cell>
              <table:table-cell office:value-type="float" office:value="0.949">
                <text:p>0.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3">
                <text:p>263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">
                <text:p>103</text:p>
              </table:table-cell>
              <table:table-cell office:value-type="float" office:value="0.524">
                <text:p>0.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8">
                <text:p>348</text:p>
              </table:table-cell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2">
                <text:p>372</text:p>
              </table:table-cell>
              <table:table-cell office:value-type="float" office:value="0.691">
                <text:p>0.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2">
                <text:p>102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">
                <text:p>71</text:p>
              </table:table-cell>
              <table:table-cell office:value-type="float" office:value="0.915">
                <text:p>0.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7">
                <text:p>227</text:p>
              </table:table-cell>
              <table:table-cell office:value-type="float" office:value="0.542">
                <text:p>0.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">
                <text:p>45</text:p>
              </table:table-cell>
              <table:table-cell office:value-type="float" office:value="0.422">
                <text:p>0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9">
                <text:p>139</text:p>
              </table:table-cell>
              <table:table-cell office:value-type="float" office:value="0.554">
                <text:p>0.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7">
                <text:p>117</text:p>
              </table:table-cell>
              <table:table-cell office:value-type="float" office:value="0.846">
                <text:p>0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">
                <text:p>487</text:p>
              </table:table-cell>
              <table:table-cell office:value-type="float" office:value="0.583">
                <text:p>0.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5">
                <text:p>85</text:p>
              </table:table-cell>
              <table:table-cell office:value-type="float" office:value="0.729">
                <text:p>0.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1">
                <text:p>91</text:p>
              </table:table-cell>
              <table:table-cell office:value-type="float" office:value="0.802">
                <text:p>0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9">
                <text:p>119</text:p>
              </table:table-cell>
              <table:table-cell office:value-type="float" office:value="0.756">
                <text:p>0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">
                <text:p>56</text:p>
              </table:table-cell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8">
                <text:p>68</text:p>
              </table:table-cell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7">
                <text:p>87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">
                <text:p>75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9">
                <text:p>189</text:p>
              </table:table-cell>
              <table:table-cell office:value-type="float" office:value="0.296">
                <text:p>0.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">
                <text:p>101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1">
                <text:p>141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3">
                <text:p>123</text:p>
              </table:table-cell>
              <table:table-cell office:value-type="float" office:value="0.797">
                <text:p>0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8">
                <text:p>19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0">
                <text:p>410</text:p>
              </table:table-cell>
              <table:table-cell office:value-type="float" office:value="0.568">
                <text:p>0.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5">
                <text:p>405</text:p>
              </table:table-cell>
              <table:table-cell office:value-type="float" office:value="0.546">
                <text:p>0.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9">
                <text:p>69</text:p>
              </table:table-cell>
              <table:table-cell office:value-type="float" office:value="1.058">
                <text:p>1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2">
                <text:p>292</text:p>
              </table:table-cell>
              <table:table-cell office:value-type="float" office:value="0.462">
                <text:p>0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8">
                <text:p>218</text:p>
              </table:table-cell>
              <table:table-cell office:value-type="float" office:value="0.142">
                <text:p>0.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7">
                <text:p>87</text:p>
              </table:table-cell>
              <table:table-cell office:value-type="float" office:value="1.046">
                <text:p>1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2">
                <text:p>202</text:p>
              </table:table-cell>
              <table:table-cell office:value-type="float" office:value="0.738">
                <text:p>0.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6">
                <text:p>226</text:p>
              </table:table-cell>
              <table:table-cell office:value-type="float" office:value="0.704">
                <text:p>0.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5">
                <text:p>55</text:p>
              </table:table-cell>
              <table:table-cell office:value-type="float" office:value="0.564">
                <text:p>0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">
                <text:p>72</text:p>
              </table:table-cell>
              <table:table-cell office:value-type="float" office:value="1.236">
                <text:p>1.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4">
                <text:p>114</text:p>
              </table:table-cell>
              <table:table-cell office:value-type="float" office:value="0.789">
                <text:p>0.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">
                <text:p>5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">
                <text:p>70</text:p>
              </table:table-cell>
              <table:table-cell office:value-type="float" office:value="0.686">
                <text:p>0.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">
                <text:p>58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">
                <text:p>58</text:p>
              </table:table-cell>
              <table:table-cell office:value-type="float" office:value="0.879">
                <text:p>0.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2">
                <text:p>222</text:p>
              </table:table-cell>
              <table:table-cell office:value-type="float" office:value="0.622">
                <text:p>0.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5">
                <text:p>155</text:p>
              </table:table-cell>
              <table:table-cell office:value-type="float" office:value="0.413">
                <text:p>0.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8">
                <text:p>288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8">
                <text:p>128</text:p>
              </table:table-cell>
              <table:table-cell office:value-type="float" office:value="0.805">
                <text:p>0.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6">
                <text:p>76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9">
                <text:p>89</text:p>
              </table:table-cell>
              <table:table-cell office:value-type="float" office:value="0.753">
                <text:p>0.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8">
                <text:p>98</text:p>
              </table:table-cell>
              <table:table-cell office:value-type="float" office:value="0.929">
                <text:p>0.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0">
                <text:p>470</text:p>
              </table:table-cell>
              <table:table-cell office:value-type="float" office:value="0.438">
                <text:p>0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60">
                <text:p>760</text:p>
              </table:table-cell>
              <table:table-cell office:value-type="float" office:value="0.486">
                <text:p>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">
                <text:p>38</text:p>
              </table:table-cell>
              <table:table-cell office:value-type="float" office:value="0.395">
                <text:p>0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">
                <text:p>71</text:p>
              </table:table-cell>
              <table:table-cell office:value-type="float" office:value="0.845">
                <text:p>0.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0">
                <text:p>130</text:p>
              </table:table-cell>
              <table:table-cell office:value-type="float" office:value="0.369">
                <text:p>0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1">
                <text:p>261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1">
                <text:p>111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7">
                <text:p>147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8">
                <text:p>158</text:p>
              </table:table-cell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7">
                <text:p>67</text:p>
              </table:table-cell>
              <table:table-cell office:value-type="float" office:value="0.716">
                <text:p>0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">
                <text:p>107</text:p>
              </table:table-cell>
              <table:table-cell office:value-type="float" office:value="0.757">
                <text:p>0.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">
                <text:p>45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7">
                <text:p>137</text:p>
              </table:table-cell>
              <table:table-cell office:value-type="float" office:value="0.482">
                <text:p>0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8">
                <text:p>88</text:p>
              </table:table-cell>
              <table:table-cell office:value-type="float" office:value="0.909">
                <text:p>0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">
                <text:p>68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">
                <text:p>107</text:p>
              </table:table-cell>
              <table:table-cell office:value-type="float" office:value="0.701">
                <text:p>0.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7">
                <text:p>57</text:p>
              </table:table-cell>
              <table:table-cell office:value-type="float" office:value="1.123">
                <text:p>1.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8">
                <text:p>48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9">
                <text:p>79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">
                <text:p>89</text:p>
              </table:table-cell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">
                <text:p>46</text:p>
              </table:table-cell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3">
                <text:p>143</text:p>
              </table:table-cell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1">
                <text:p>221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1">
                <text:p>81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6">
                <text:p>206</text:p>
              </table:table-cell>
              <table:table-cell office:value-type="float" office:value="0.694">
                <text:p>0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2">
                <text:p>282</text:p>
              </table:table-cell>
              <table:table-cell office:value-type="float" office:value="0.645">
                <text:p>0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">
                <text:p>44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5">
                <text:p>295</text:p>
              </table:table-cell>
              <table:table-cell office:value-type="float" office:value="0.603">
                <text:p>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">
                <text:p>70</text:p>
              </table:table-cell>
              <table:table-cell office:value-type="float" office:value="1.129">
                <text:p>1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5">
                <text:p>4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6">
                <text:p>176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">
                <text:p>69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5">
                <text:p>10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1">
                <text:p>161</text:p>
              </table:table-cell>
              <table:table-cell office:value-type="float" office:value="0.652">
                <text:p>0.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6">
                <text:p>216</text:p>
              </table:table-cell>
              <table:table-cell office:value-type="float" office:value="0.847">
                <text:p>0.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8">
                <text:p>58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7">
                <text:p>107</text:p>
              </table:table-cell>
              <table:table-cell office:value-type="float" office:value="0.692">
                <text:p>0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1">
                <text:p>151</text:p>
              </table:table-cell>
              <table:table-cell office:value-type="float" office:value="0.629">
                <text:p>0.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">
                <text:p>69</text:p>
              </table:table-cell>
              <table:table-cell office:value-type="float" office:value="0.652">
                <text:p>0.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0">
                <text:p>190</text:p>
              </table:table-cell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9">
                <text:p>209</text:p>
              </table:table-cell>
              <table:table-cell office:value-type="float" office:value="0.378">
                <text:p>0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1">
                <text:p>81</text:p>
              </table:table-cell>
              <table:table-cell office:value-type="float" office:value="0.926">
                <text:p>0.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">
                <text:p>45</text:p>
              </table:table-cell>
              <table:table-cell office:value-type="float" office:value="1.267">
                <text:p>1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4">
                <text:p>224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5">
                <text:p>155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">
                <text:p>81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3">
                <text:p>203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">
                <text:p>7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9">
                <text:p>159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">
                <text:p>70</text:p>
              </table:table-cell>
              <table:table-cell office:value-type="float" office:value="0.443">
                <text:p>0.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0">
                <text:p>170</text:p>
              </table:table-cell>
              <table:table-cell office:value-type="float" office:value="0.471">
                <text:p>0.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">
                <text:p>157</text:p>
              </table:table-cell>
              <table:table-cell office:value-type="float" office:value="0.134">
                <text:p>0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3">
                <text:p>123</text:p>
              </table:table-cell>
              <table:table-cell office:value-type="float" office:value="0.642">
                <text:p>0.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3">
                <text:p>113</text:p>
              </table:table-cell>
              <table:table-cell office:value-type="float" office:value="0.558">
                <text:p>0.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">
                <text:p>85</text:p>
              </table:table-cell>
              <table:table-cell office:value-type="float" office:value="0.388">
                <text:p>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9">
                <text:p>259</text:p>
              </table:table-cell>
              <table:table-cell office:value-type="float" office:value="0.564">
                <text:p>0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2">
                <text:p>182</text:p>
              </table:table-cell>
              <table:table-cell office:value-type="float" office:value="0.698">
                <text:p>0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7">
                <text:p>127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4">
                <text:p>144</text:p>
              </table:table-cell>
              <table:table-cell office:value-type="float" office:value="0.681">
                <text:p>0.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">
                <text:p>76</text:p>
              </table:table-cell>
              <table:table-cell office:value-type="float" office:value="0.697">
                <text:p>0.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4">
                <text:p>44</text:p>
              </table:table-cell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0.424">
                <text:p>0.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1">
                <text:p>51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7">
                <text:p>117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9">
                <text:p>159</text:p>
              </table:table-cell>
              <table:table-cell office:value-type="float" office:value="0.094">
                <text:p>0.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5">
                <text:p>105</text:p>
              </table:table-cell>
              <table:table-cell office:value-type="float" office:value="0.162">
                <text:p>0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1">
                <text:p>101</text:p>
              </table:table-cell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8">
                <text:p>178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8">
                <text:p>218</text:p>
              </table:table-cell>
              <table:table-cell office:value-type="float" office:value="0.674">
                <text:p>0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8">
                <text:p>48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">
                <text:p>49</text:p>
              </table:table-cell>
              <table:table-cell office:value-type="float" office:value="0.184">
                <text:p>0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">
                <text:p>71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">
                <text:p>91</text:p>
              </table:table-cell>
              <table:table-cell office:value-type="float" office:value="0.769">
                <text:p>0.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4">
                <text:p>214</text:p>
              </table:table-cell>
              <table:table-cell office:value-type="float" office:value="0.547">
                <text:p>0.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">
                <text:p>59</text:p>
              </table:table-cell>
              <table:table-cell office:value-type="float" office:value="0.661">
                <text:p>0.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8">
                <text:p>228</text:p>
              </table:table-cell>
              <table:table-cell office:value-type="float" office:value="0.531">
                <text:p>0.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3">
                <text:p>113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">
                <text:p>49</text:p>
              </table:table-cell>
              <table:table-cell office:value-type="float" office:value="0.816">
                <text:p>0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">
                <text:p>124</text:p>
              </table:table-cell>
              <table:table-cell office:value-type="float" office:value="0.331">
                <text:p>0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7">
                <text:p>307</text:p>
              </table:table-cell>
              <table:table-cell office:value-type="float" office:value="0.632">
                <text:p>0.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">
                <text:p>157</text:p>
              </table:table-cell>
              <table:table-cell office:value-type="float" office:value="0.541">
                <text:p>0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">
                <text:p>77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9">
                <text:p>439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7">
                <text:p>177</text:p>
              </table:table-cell>
              <table:table-cell office:value-type="float" office:value="0.554">
                <text:p>0.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2">
                <text:p>162</text:p>
              </table:table-cell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2">
                <text:p>102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">
                <text:p>39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9">
                <text:p>179</text:p>
              </table:table-cell>
              <table:table-cell office:value-type="float" office:value="0.408">
                <text:p>0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7">
                <text:p>437</text:p>
              </table:table-cell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">
                <text:p>63</text:p>
              </table:table-cell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8">
                <text:p>108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9">
                <text:p>209</text:p>
              </table:table-cell>
              <table:table-cell office:value-type="float" office:value="0.579">
                <text:p>0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7">
                <text:p>187</text:p>
              </table:table-cell>
              <table:table-cell office:value-type="float" office:value="0.524">
                <text:p>0.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1">
                <text:p>161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9">
                <text:p>129</text:p>
              </table:table-cell>
              <table:table-cell office:value-type="float" office:value="0.791">
                <text:p>0.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6">
                <text:p>136</text:p>
              </table:table-cell>
              <table:table-cell office:value-type="float" office:value="0.478">
                <text:p>0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4">
                <text:p>194</text:p>
              </table:table-cell>
              <table:table-cell office:value-type="float" office:value="0.577">
                <text:p>0.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">
                <text:p>313</text:p>
              </table:table-cell>
              <table:table-cell office:value-type="float" office:value="0.716">
                <text:p>0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569">
                <text:p>0.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9">
                <text:p>119</text:p>
              </table:table-cell>
              <table:table-cell office:value-type="float" office:value="0.109">
                <text:p>0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45">
                <text:p>245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">
                <text:p>77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">
                <text:p>99</text:p>
              </table:table-cell>
              <table:table-cell office:value-type="float" office:value="0.717">
                <text:p>0.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8">
                <text:p>88</text:p>
              </table:table-cell>
              <table:table-cell office:value-type="float" office:value="0.489">
                <text:p>0.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">
                <text:p>41</text:p>
              </table:table-cell>
              <table:table-cell office:value-type="float" office:value="1.244">
                <text:p>1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7">
                <text:p>287</text:p>
              </table:table-cell>
              <table:table-cell office:value-type="float" office:value="0.589">
                <text:p>0.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6">
                <text:p>86</text:p>
              </table:table-cell>
              <table:table-cell office:value-type="float" office:value="0.953">
                <text:p>0.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7">
                <text:p>117</text:p>
              </table:table-cell>
              <table:table-cell office:value-type="float" office:value="0.547">
                <text:p>0.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">
                <text:p>72</text:p>
              </table:table-cell>
              <table:table-cell office:value-type="float" office:value="0.694">
                <text:p>0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">
                <text:p>90</text:p>
              </table:table-cell>
              <table:table-cell office:value-type="float" office:value="0.467">
                <text:p>0.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">
                <text:p>4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3">
                <text:p>303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